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fo:break-before="page" table:align="left" style:may-break-between-rows="false"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fo:language="en" fo:country="US" officeooo:rsid="00123f28" officeooo:paragraph-rsid="00123f28"/>
    </style:style>
    <style:style style:name="P25"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29" style:family="paragraph" style:parent-style-name="Standard">
      <style:paragraph-properties fo:margin-left="0in" fo:margin-right="0in" fo:orphans="0" fo:widows="0" fo:text-indent="0in" style:auto-text-indent="false"/>
      <style:text-properties style:font-name="AncientGreek" fo:language="el" fo:country="GR" officeooo:paragraph-rsid="000f6991"/>
    </style:style>
    <style:style style:name="P30" style:family="paragraph" style:parent-style-name="Standard">
      <style:paragraph-properties fo:margin-left="0in" fo:margin-right="0in" fo:orphans="0" fo:widows="0" fo:text-indent="0in" style:auto-text-indent="false"/>
      <style:text-properties style:font-name="AncientGreek" fo:language="el" fo:country="GR" officeooo:paragraph-rsid="0012dba4"/>
    </style:style>
    <style:style style:name="P31" style:family="paragraph" style:parent-style-name="Standard">
      <style:paragraph-properties fo:margin-left="0in" fo:margin-right="0in" fo:orphans="0" fo:widows="0" fo:text-indent="0in" style:auto-text-indent="false"/>
      <style:text-properties style:font-name="AncientGreek" fo:language="el" fo:country="GR" officeooo:paragraph-rsid="00169622"/>
    </style:style>
    <style:style style:name="P32" style:family="paragraph" style:parent-style-name="Standard">
      <style:paragraph-properties fo:margin-left="0in" fo:margin-right="0in" fo:orphans="0" fo:widows="0" fo:text-indent="0in" style:auto-text-indent="false"/>
      <style:text-properties style:font-name="AncientGreek" fo:language="el" fo:country="GR" officeooo:paragraph-rsid="0023d0dd"/>
    </style:style>
    <style:style style:name="P33" style:family="paragraph" style:parent-style-name="Standard">
      <style:paragraph-properties fo:margin-left="0in" fo:margin-right="0in" fo:orphans="0" fo:widows="0" fo:text-indent="0in" style:auto-text-indent="false"/>
      <style:text-properties style:font-name="AncientGreek" fo:language="el" fo:country="GR" officeooo:paragraph-rsid="00249e4a"/>
    </style:style>
    <style:style style:name="P34" style:family="paragraph" style:parent-style-name="Standard">
      <style:paragraph-properties fo:margin-left="0in" fo:margin-right="0in" fo:orphans="0" fo:widows="0" fo:text-indent="0in" style:auto-text-indent="false"/>
      <style:text-properties style:font-name="AncientGreek" fo:language="el" fo:country="GR" officeooo:paragraph-rsid="002692a6"/>
    </style:style>
    <style:style style:name="P35" style:family="paragraph" style:parent-style-name="Standard">
      <style:paragraph-properties fo:margin-left="0in" fo:margin-right="0in" fo:orphans="0" fo:widows="0" fo:text-indent="0in" style:auto-text-indent="false"/>
      <style:text-properties style:font-name="AncientGreek" fo:language="el" fo:country="GR" officeooo:paragraph-rsid="002832ac"/>
    </style:style>
    <style:style style:name="P36" style:family="paragraph" style:parent-style-name="Standard">
      <style:paragraph-properties fo:margin-left="0in" fo:margin-right="0in" fo:orphans="0" fo:widows="0" fo:text-indent="0in" style:auto-text-indent="false"/>
      <style:text-properties style:font-name="AncientGreek" fo:language="el" fo:country="GR" officeooo:paragraph-rsid="002cd30d"/>
    </style:style>
    <style:style style:name="P37" style:family="paragraph" style:parent-style-name="Standard">
      <style:paragraph-properties fo:margin-left="0in" fo:margin-right="0in" fo:orphans="0" fo:widows="0" fo:text-indent="0in" style:auto-text-indent="false"/>
      <style:text-properties style:font-name="AncientGreek" fo:language="el" fo:country="GR" officeooo:paragraph-rsid="00337e94"/>
    </style:style>
    <style:style style:name="P38" style:family="paragraph" style:parent-style-name="Standard">
      <style:paragraph-properties fo:margin-left="0in" fo:margin-right="0in" fo:orphans="0" fo:widows="0" fo:text-indent="0in" style:auto-text-indent="false"/>
      <style:text-properties style:font-name="AncientGreek" fo:language="el" fo:country="GR" officeooo:paragraph-rsid="00356fa9"/>
    </style:style>
    <style:style style:name="P39" style:family="paragraph" style:parent-style-name="Standard">
      <style:paragraph-properties fo:margin-left="0in" fo:margin-right="0in" fo:orphans="0" fo:widows="0" fo:text-indent="0in" style:auto-text-indent="false"/>
      <style:text-properties style:font-name="AncientGreek" fo:language="el" fo:country="GR" officeooo:paragraph-rsid="003896dd"/>
    </style:style>
    <style:style style:name="P40" style:family="paragraph" style:parent-style-name="Standard">
      <style:paragraph-properties fo:margin-left="0in" fo:margin-right="0in" fo:orphans="0" fo:widows="0" fo:text-indent="0in" style:auto-text-indent="false"/>
      <style:text-properties style:font-name="AncientGreek" fo:language="el" fo:country="GR" officeooo:paragraph-rsid="003cb107"/>
    </style:style>
    <style:style style:name="P41" style:family="paragraph" style:parent-style-name="Standard">
      <style:paragraph-properties fo:margin-left="0in" fo:margin-right="0in" fo:orphans="0" fo:widows="0" fo:text-indent="0in" style:auto-text-indent="false"/>
      <style:text-properties style:font-name="AncientGreek" fo:language="el" fo:country="GR" officeooo:paragraph-rsid="003cee3b"/>
    </style:style>
    <style:style style:name="P42" style:family="paragraph" style:parent-style-name="Standard">
      <style:paragraph-properties fo:margin-left="0in" fo:margin-right="0in" fo:orphans="0" fo:widows="0" fo:text-indent="0in" style:auto-text-indent="false"/>
      <style:text-properties style:font-name="AncientGreek" fo:language="el" fo:country="GR" officeooo:paragraph-rsid="003db106"/>
    </style:style>
    <style:style style:name="P43" style:family="paragraph" style:parent-style-name="Standard">
      <style:paragraph-properties fo:margin-left="0in" fo:margin-right="0in" fo:orphans="0" fo:widows="0" fo:text-indent="0in" style:auto-text-indent="false"/>
      <style:text-properties style:font-name="AncientGreek" fo:language="el" fo:country="GR" officeooo:paragraph-rsid="00494b9c"/>
    </style:style>
    <style:style style:name="P44" style:family="paragraph" style:parent-style-name="Standard">
      <style:paragraph-properties fo:margin-left="0in" fo:margin-right="0in" fo:orphans="0" fo:widows="0" fo:text-indent="0in" style:auto-text-indent="false"/>
      <style:text-properties style:font-name="AncientGreek" fo:language="el" fo:country="GR" officeooo:paragraph-rsid="004c120d"/>
    </style:style>
    <style:style style:name="P45" style:family="paragraph" style:parent-style-name="Standard">
      <style:paragraph-properties fo:margin-left="0in" fo:margin-right="0in" fo:orphans="0" fo:widows="0" fo:text-indent="0in" style:auto-text-indent="false"/>
      <style:text-properties style:font-name="AncientGreek" fo:language="el" fo:country="GR" officeooo:paragraph-rsid="004d8357"/>
    </style:style>
    <style:style style:name="P46" style:family="paragraph" style:parent-style-name="Standard">
      <style:paragraph-properties fo:margin-left="0in" fo:margin-right="0in" fo:orphans="0" fo:widows="0" fo:text-indent="0in" style:auto-text-indent="false"/>
      <style:text-properties style:font-name="AncientGreek" fo:language="el" fo:country="GR" officeooo:paragraph-rsid="00585c6e"/>
    </style:style>
    <style:style style:name="P47" style:family="paragraph" style:parent-style-name="Standard">
      <style:paragraph-properties fo:margin-left="0in" fo:margin-right="0in" fo:orphans="0" fo:widows="0" fo:text-indent="0in" style:auto-text-indent="false"/>
      <style:text-properties officeooo:paragraph-rsid="000a6336"/>
    </style:style>
    <style:style style:name="P48"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49"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5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5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52"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53"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54"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55"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56"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57"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58"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59"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7f258"/>
    </style:style>
    <style:style style:name="P60"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1"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6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6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6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6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6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a6336" style:font-size-asian="16pt" style:font-weight-asian="bold" style:font-size-complex="16pt" style:font-weight-complex="bold"/>
    </style:style>
    <style:style style:name="P67"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bf86e" style:font-size-asian="16pt" style:font-weight-asian="bold" style:font-size-complex="16pt" style:font-weight-complex="bold"/>
    </style:style>
    <style:style style:name="P6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0abe0c" officeooo:paragraph-rsid="000a6336" style:font-size-asian="16pt" style:font-weight-asian="bold" style:font-size-complex="16pt" style:font-weight-complex="bold"/>
    </style:style>
    <style:style style:name="P6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227210" officeooo:paragraph-rsid="00227210" style:font-size-asian="16pt" style:font-weight-asian="bold" style:font-size-complex="16pt" style:font-weight-complex="bold"/>
    </style:style>
    <style:style style:name="P7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7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7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7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7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356fa9" style:font-size-asian="18pt" style:font-weight-asian="bold" style:font-size-complex="14pt" style:font-weight-complex="bold"/>
    </style:style>
    <style:style style:name="T3" style:family="text">
      <style:text-properties fo:font-size="18pt" fo:language="el" fo:country="GR"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4pt" style:font-weight-complex="bold"/>
    </style:style>
    <style:style style:name="T5" style:family="text">
      <style:text-properties fo:language="el" fo:country="GR" style:font-size-complex="14pt" style:font-weight-complex="bold"/>
    </style:style>
    <style:style style:name="T6" style:family="text">
      <style:text-properties fo:language="el" fo:country="GR" officeooo:rsid="001fb1a6" style:font-size-complex="14pt" style:font-weight-complex="bold"/>
    </style:style>
    <style:style style:name="T7" style:family="text">
      <style:text-properties fo:language="el" fo:country="GR" officeooo:rsid="0032f1ae" style:font-size-complex="14pt" style:font-weight-complex="bold"/>
    </style:style>
    <style:style style:name="T8" style:family="text">
      <style:text-properties style:font-size-complex="14pt" style:font-weight-complex="bold"/>
    </style:style>
    <style:style style:name="T9" style:family="text">
      <style:text-properties fo:language="en" fo:country="US"/>
    </style:style>
    <style:style style:name="T10" style:family="text">
      <style:text-properties fo:language="en" fo:country="US" officeooo:rsid="000abe0c"/>
    </style:style>
    <style:style style:name="T11" style:family="text">
      <style:text-properties fo:language="en" fo:country="US" officeooo:rsid="000b6629"/>
    </style:style>
    <style:style style:name="T12" style:family="text">
      <style:text-properties fo:language="en" fo:country="US" officeooo:rsid="000bf86e"/>
    </style:style>
    <style:style style:name="T13" style:family="text">
      <style:text-properties fo:language="en" fo:country="US" officeooo:rsid="000ca500"/>
    </style:style>
    <style:style style:name="T14" style:family="text">
      <style:text-properties fo:language="en" fo:country="US" officeooo:rsid="000e3a74"/>
    </style:style>
    <style:style style:name="T15" style:family="text">
      <style:text-properties fo:language="en" fo:country="US" officeooo:rsid="000e52ca"/>
    </style:style>
    <style:style style:name="T16" style:family="text">
      <style:text-properties fo:language="en" fo:country="US" officeooo:rsid="000f6991"/>
    </style:style>
    <style:style style:name="T17" style:family="text">
      <style:text-properties fo:language="en" fo:country="US" officeooo:rsid="00119494"/>
    </style:style>
    <style:style style:name="T18" style:family="text">
      <style:text-properties fo:language="en" fo:country="US" officeooo:rsid="00123f28"/>
    </style:style>
    <style:style style:name="T19" style:family="text">
      <style:text-properties fo:language="en" fo:country="US" officeooo:rsid="0012dba4"/>
    </style:style>
    <style:style style:name="T20" style:family="text">
      <style:text-properties fo:language="en" fo:country="US" officeooo:rsid="0014bd80"/>
    </style:style>
    <style:style style:name="T21" style:family="text">
      <style:text-properties fo:language="en" fo:country="US" officeooo:rsid="00169622"/>
    </style:style>
    <style:style style:name="T22" style:family="text">
      <style:text-properties fo:language="en" fo:country="US" officeooo:rsid="001a369c"/>
    </style:style>
    <style:style style:name="T23" style:family="text">
      <style:text-properties fo:language="en" fo:country="US" officeooo:rsid="001bf601"/>
    </style:style>
    <style:style style:name="T24" style:family="text">
      <style:text-properties fo:language="en" fo:country="US" officeooo:rsid="001ceca4"/>
    </style:style>
    <style:style style:name="T25" style:family="text">
      <style:text-properties fo:language="en" fo:country="US" officeooo:rsid="001eaf2e"/>
    </style:style>
    <style:style style:name="T26" style:family="text">
      <style:text-properties fo:language="en" fo:country="US" officeooo:rsid="001fb1a6"/>
    </style:style>
    <style:style style:name="T27" style:family="text">
      <style:text-properties fo:language="en" fo:country="US" officeooo:rsid="0020a14a"/>
    </style:style>
    <style:style style:name="T28" style:family="text">
      <style:text-properties fo:language="en" fo:country="US" officeooo:rsid="00227210"/>
    </style:style>
    <style:style style:name="T29" style:family="text">
      <style:text-properties fo:language="en" fo:country="US" officeooo:rsid="0023165e"/>
    </style:style>
    <style:style style:name="T30" style:family="text">
      <style:text-properties fo:language="en" fo:country="US" officeooo:rsid="0023c8d1"/>
    </style:style>
    <style:style style:name="T31" style:family="text">
      <style:text-properties fo:language="en" fo:country="US" officeooo:rsid="0023d0dd"/>
    </style:style>
    <style:style style:name="T32" style:family="text">
      <style:text-properties fo:language="en" fo:country="US" officeooo:rsid="00249e4a"/>
    </style:style>
    <style:style style:name="T33" style:family="text">
      <style:text-properties fo:language="en" fo:country="US" officeooo:rsid="002552ce"/>
    </style:style>
    <style:style style:name="T34" style:family="text">
      <style:text-properties fo:language="en" fo:country="US" officeooo:rsid="002683dd"/>
    </style:style>
    <style:style style:name="T35" style:family="text">
      <style:text-properties fo:language="en" fo:country="US" officeooo:rsid="002692a6"/>
    </style:style>
    <style:style style:name="T36" style:family="text">
      <style:text-properties fo:language="en" fo:country="US" officeooo:rsid="002832ac"/>
    </style:style>
    <style:style style:name="T37" style:family="text">
      <style:text-properties fo:language="en" fo:country="US" officeooo:rsid="0029beff"/>
    </style:style>
    <style:style style:name="T38" style:family="text">
      <style:text-properties fo:language="en" fo:country="US" officeooo:rsid="002ae0ac"/>
    </style:style>
    <style:style style:name="T39" style:family="text">
      <style:text-properties fo:language="en" fo:country="US" officeooo:rsid="002cd30d"/>
    </style:style>
    <style:style style:name="T40" style:family="text">
      <style:text-properties fo:language="en" fo:country="US" officeooo:rsid="002e3ef7"/>
    </style:style>
    <style:style style:name="T41" style:family="text">
      <style:text-properties fo:language="en" fo:country="US" officeooo:rsid="00314471"/>
    </style:style>
    <style:style style:name="T42" style:family="text">
      <style:text-properties fo:language="en" fo:country="US" officeooo:rsid="00337e94"/>
    </style:style>
    <style:style style:name="T43" style:family="text">
      <style:text-properties fo:language="en" fo:country="US" officeooo:rsid="0035791b"/>
    </style:style>
    <style:style style:name="T44" style:family="text">
      <style:text-properties fo:language="en" fo:country="US" officeooo:rsid="0036b675"/>
    </style:style>
    <style:style style:name="T45" style:family="text">
      <style:text-properties fo:language="en" fo:country="US" officeooo:rsid="003896dd"/>
    </style:style>
    <style:style style:name="T46" style:family="text">
      <style:text-properties fo:language="en" fo:country="US" officeooo:rsid="00396784"/>
    </style:style>
    <style:style style:name="T47" style:family="text">
      <style:text-properties fo:language="en" fo:country="US" officeooo:rsid="003b5915"/>
    </style:style>
    <style:style style:name="T48" style:family="text">
      <style:text-properties fo:language="en" fo:country="US" officeooo:rsid="003c3d70"/>
    </style:style>
    <style:style style:name="T49" style:family="text">
      <style:text-properties fo:language="en" fo:country="US" officeooo:rsid="003cb107"/>
    </style:style>
    <style:style style:name="T50" style:family="text">
      <style:text-properties fo:language="en" fo:country="US" officeooo:rsid="003cee3b"/>
    </style:style>
    <style:style style:name="T51" style:family="text">
      <style:text-properties fo:language="en" fo:country="US" officeooo:rsid="003db106"/>
    </style:style>
    <style:style style:name="T52" style:family="text">
      <style:text-properties fo:language="en" fo:country="US" officeooo:rsid="003edd78"/>
    </style:style>
    <style:style style:name="T53" style:family="text">
      <style:text-properties fo:language="en" fo:country="US" officeooo:rsid="0040ca58"/>
    </style:style>
    <style:style style:name="T54" style:family="text">
      <style:text-properties fo:language="en" fo:country="US" officeooo:rsid="00415061"/>
    </style:style>
    <style:style style:name="T55" style:family="text">
      <style:text-properties fo:language="en" fo:country="US" officeooo:rsid="00424f42"/>
    </style:style>
    <style:style style:name="T56" style:family="text">
      <style:text-properties fo:language="en" fo:country="US" officeooo:rsid="0042f060"/>
    </style:style>
    <style:style style:name="T57" style:family="text">
      <style:text-properties fo:language="en" fo:country="US" officeooo:rsid="00448ffa"/>
    </style:style>
    <style:style style:name="T58" style:family="text">
      <style:text-properties fo:language="en" fo:country="US" officeooo:rsid="00459982"/>
    </style:style>
    <style:style style:name="T59" style:family="text">
      <style:text-properties fo:language="en" fo:country="US" officeooo:rsid="004781eb"/>
    </style:style>
    <style:style style:name="T60" style:family="text">
      <style:text-properties fo:language="en" fo:country="US" officeooo:rsid="004869d8"/>
    </style:style>
    <style:style style:name="T61" style:family="text">
      <style:text-properties fo:language="en" fo:country="US" officeooo:rsid="00494b9c"/>
    </style:style>
    <style:style style:name="T62" style:family="text">
      <style:text-properties fo:language="en" fo:country="US" officeooo:rsid="004a4662"/>
    </style:style>
    <style:style style:name="T63" style:family="text">
      <style:text-properties fo:language="en" fo:country="US" officeooo:rsid="004bd594"/>
    </style:style>
    <style:style style:name="T64" style:family="text">
      <style:text-properties fo:language="en" fo:country="US" officeooo:rsid="004c120d"/>
    </style:style>
    <style:style style:name="T65" style:family="text">
      <style:text-properties fo:language="en" fo:country="US" officeooo:rsid="004d8357"/>
    </style:style>
    <style:style style:name="T66" style:family="text">
      <style:text-properties fo:language="en" fo:country="US" officeooo:rsid="004edd4d"/>
    </style:style>
    <style:style style:name="T67" style:family="text">
      <style:text-properties fo:language="en" fo:country="US" officeooo:rsid="0050809b"/>
    </style:style>
    <style:style style:name="T68" style:family="text">
      <style:text-properties fo:language="en" fo:country="US" officeooo:rsid="0053c2d5"/>
    </style:style>
    <style:style style:name="T69" style:family="text">
      <style:text-properties fo:language="en" fo:country="US" officeooo:rsid="0053f514"/>
    </style:style>
    <style:style style:name="T70" style:family="text">
      <style:text-properties fo:language="en" fo:country="US" officeooo:rsid="00555e20"/>
    </style:style>
    <style:style style:name="T71" style:family="text">
      <style:text-properties fo:language="en" fo:country="US" officeooo:rsid="0056bdf9"/>
    </style:style>
    <style:style style:name="T72" style:family="text">
      <style:text-properties fo:language="en" fo:country="US" officeooo:rsid="00585c6e"/>
    </style:style>
    <style:style style:name="T73" style:family="text">
      <style:text-properties fo:language="en" fo:country="US" officeooo:rsid="005a4c10"/>
    </style:style>
    <style:style style:name="T74" style:family="text">
      <style:text-properties fo:font-variant="normal" fo:text-transform="none" fo:color="#202122" loext:opacity="100%" style:font-name="sans-serif" fo:font-size="10.5pt" fo:letter-spacing="normal" fo:font-style="normal" fo:font-weight="normal"/>
    </style:style>
    <style:style style:name="T75" style:family="text">
      <style:text-properties style:font-name="AncientGreek" fo:language="el" fo:country="GR"/>
    </style:style>
    <style:style style:name="T76" style:family="text">
      <style:text-properties style:font-name="AncientGreek" fo:language="el" fo:country="GR" officeooo:rsid="0032f1ae" style:font-size-complex="14pt" style:font-weight-complex="bold"/>
    </style:style>
    <style:style style:name="T77" style:family="text">
      <style:text-properties style:font-name="AncientGreek" fo:language="en" fo:country="US" officeooo:rsid="004d8357"/>
    </style:style>
    <style:style style:name="T78" style:family="text">
      <style:text-properties style:font-name="AncientGreek" fo:language="en" fo:country="US" officeooo:rsid="004edd4d"/>
    </style:style>
    <style:style style:name="T79" style:family="text">
      <style:text-properties officeooo:rsid="001fb1a6"/>
    </style:style>
    <style:style style:name="T80" style:family="text">
      <style:text-properties officeooo:rsid="0023c8d1"/>
    </style:style>
    <style:style style:name="T81" style:family="text">
      <style:text-properties officeooo:rsid="00356fa9"/>
    </style:style>
    <style:style style:name="T82" style:family="text">
      <style:text-properties officeooo:rsid="003cee3b"/>
    </style:style>
    <style:style style:name="T83" style:family="text">
      <style:text-properties officeooo:rsid="004ed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
      <table:table table:name="Table3" table:style-name="Table3">
        <table:table-column table:style-name="Table3.A"/>
        <table:table-column table:style-name="Table3.B"/>
        <table:table-row table:style-name="Table3.1">
          <table:table-cell table:style-name="Table3.A1" office:value-type="string">
            <text:p text:style-name="P72"><text:span text:style-name="AncientGreek_3a__20_Ἀρχαία_20_ἑλληνικά"><text:span text:style-name="T1">300. Πέρδιξ καὶ ἄνθρωπος</text:span></text:span></text:p>
            <text:p text:style-name="P65"><text:span text:style-name="AncientGreek_3a__20_Ἀρχαία_20_ἑλληνικά"><text:span text:style-name="T5">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5">Ὁ μῦθος δηλοῖ ὅτι οἱ τοὺς φίλους προδιδόντες αὐτοὶ ἐν ταῖς ἐνέδραις ἐμπίπτουσιν.</text:span></text:span></text:p>
          </table:table-cell>
          <table:table-cell table:style-name="Table3.A1" office:value-type="string">
            <text:p text:style-name="P66"><text:span text:style-name="T10">A</text:span> Partridge And <text:span text:style-name="T10">A</text:span> Man</text:p>
            <text:p text:style-name="P22">A <text:span text:style-name="T14">certain person</text:span>, <text:span text:style-name="T14">having traped </text:span>a partridge, was about to <text:span text:style-name="T14">sacrifice it</text:span>. <text:span text:style-name="T14">And s</text:span>he begged him <text:span text:style-name="T14">to release her and she would lead many partridges to the hunter</text:span>. <text:span text:style-name="T14">And the hunter said </text:span>"<text:span text:style-name="T14">Rather because of this I shall sacrifice you because</text:span> you<text:span text:style-name="T14">r</text:span> <text:span text:style-name="T14">family you are willing </text:span><text:span text:style-name="T15">to ambush</text:span>."</text:p>
            <text:p text:style-name="P22"/>
            <text:p text:style-name="P28">This fable shows that the man who plots machinations against his friends will himself fall into pitfalls and danger.</text:p>
            <text:p text:style-name="P28"><text:span text:style-name="T14"/></text:p>
            <text:p text:style-name="P28"><text:span text:style-name="T14">ἐνεδρεύω: to lie in wait for, to lay or set an ambush</text:span></text:p>
          </table:table-cell>
        </table:table-row>
        <table:table-row table:style-name="Table3.1">
          <table:table-cell table:style-name="Table3.A1" office:value-type="string">
            <text:p text:style-name="P72"><text:span text:style-name="AncientGreek_3a__20_Ἀρχαία_20_ἑλληνικά"><text:span text:style-name="T1">301. Περιστερὰ διψῶσα</text:span></text:span></text:p>
            <text:p text:style-name="P65"><text:span text:style-name="AncientGreek_3a__20_Ἀρχαία_20_ἑλληνικά"><text:span text:style-name="T5">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65"><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66"><text:span text:style-name="T10">A</text:span> Thirsty Dove</text:p>
            <text:p text:style-name="P22">A dove <text:span text:style-name="T15">was held by </text:span>thirst<text:span text:style-name="T9"> </text:span><text:span text:style-name="T15">when he</text:span><text:span text:style-name="T9"> </text:span><text:span text:style-name="T15">saw </text:span>a <text:span text:style-name="T15">cup </text:span>of water painted<text:span text:style-name="T9"> </text:span><text:span text:style-name="T15">on</text:span><text:span text:style-name="T9"> </text:span><text:span text:style-name="T15">a tablet</text:span>, <text:span text:style-name="T17">s</text:span><text:span text:style-name="T15">he assumed it to be real</text:span>. <text:span text:style-name="T15">Becaus</text:span><text:span text:style-name="T16">e</text:span><text:span text:style-name="T15"> of which </text:span><text:span text:style-name="T17">being carrying </text:span><text:span text:style-name="T16">with much </text:span><text:span text:style-name="T17">force she collided unwittingly with the tablet. And it happened to her</text:span> <text:span text:style-name="T18">when her</text:span> wings <text:span text:style-name="T18">where crushed, </text:span>she fell to the ground and was taken by <text:span text:style-name="T18">a passer by</text:span>.</text:p>
            <text:p text:style-name="P22"/>
            <text:p text:style-name="P29"><text:span text:style-name="T18">Thus some </text:span>men <text:span text:style-name="T18">putting their hand to business th</text:span>oughtlessly <text:span text:style-name="T18">do not realize they hurle into </text:span>ruin.</text:p>
            <text:p text:style-name="P29"/>
            <text:p text:style-name="P29">ὁ ῥοῖζος: whistling or whizzing of an arrow, rushing motion, rush, swing</text:p>
            <text:p text:style-name="P29">ἐντινάσσω: hurl against, to be shaken, collide with<text:line-break/>θραύω: to break in pieces, shatter, shiver, to fly into pieces, θρύπτω<text:span text:style-name="T9"> </text:span><text:span text:style-name="T17">=</text:span><text:span text:style-name="T9"> </text:span>to break down, enfeeble</text:p>
          </table:table-cell>
        </table:table-row>
        <table:table-row table:style-name="Table3.1">
          <table:table-cell table:style-name="Table3.A1" office:value-type="string">
            <text:p text:style-name="P72"><text:span text:style-name="AncientGreek_3a__20_Ἀρχαία_20_ἑλληνικά"><text:span text:style-name="T1">302. Περιστερὰ καὶ κορώνη</text:span></text:span></text:p>
            <text:p text:style-name="P65"><text:span text:style-name="AncientGreek_3a__20_Ἀρχαία_20_ἑλληνικά"><text:span text:style-name="T5">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65"><text:span text:style-name="AncientGreek_3a__20_Ἀρχαία_20_ἑλληνικά"><text:span text:style-name="T5"/></text:span></text:p>
            <text:p text:style-name="P13"><text:span text:style-name="AncientGreek_3a__20_Ἀρχαία_20_ἑλληνικά"><text:span text:style-name="T5">Οὕτω καὶ τῶν οἰκετῶν δυστυχέστατοί εἰσιν ὅσοι ἐν τῇ δουλείᾳ τεκνοποιοῦσιν.</text:span></text:span></text:p>
          </table:table-cell>
          <table:table-cell table:style-name="Table3.A1" office:value-type="string">
            <text:p text:style-name="P66"><text:span text:style-name="T10">A</text:span> Dove And <text:span text:style-name="T10">A</text:span> <text:span text:style-name="T18">Raven</text:span></text:p>
            <text:p text:style-name="P30">A dove <text:span text:style-name="T18">being raised in </text:span>a <text:span text:style-name="T18">dove kennel</text:span> <text:span text:style-name="T18">has haughty </text:span>about <text:span text:style-name="T19">having many children</text:span>. <text:span text:style-name="T19">But a</text:span> crow hear<text:span text:style-name="T19">ing her words </text:span>said: “<text:span text:style-name="T19">But h</text:span>ey <text:span text:style-name="T19">you</text:span>, stop boasting about th<text:span text:style-name="T19">is</text:span>; for <text:span text:style-name="T19">by how much mor</text:span>e children you have, <text:span text:style-name="T19">by this much you will bemoan </text:span>more <text:span text:style-name="T19">servitude.”</text:span></text:p>
            <text:p text:style-name="P22"/>
            <text:p text:style-name="P22"><text:span text:style-name="T19">Thus also most unfortunate of slaves are those who produce </text:span>children in servitude.</text:p>
            <text:p text:style-name="P22"/>
            <text:p text:style-name="P24">τό περιστεροτροφεῖον: place where doves are reared</text:p>
            <text:p text:style-name="P24">ἡ πολυτεκνία: abundance of children</text:p>
            <text:p text:style-name="P24">φρυάσσομαι: of spirited, high-fed horses, neigh, whinny and prance to be wanton, haughty, insolent</text:p>
          </table:table-cell>
        </table:table-row>
        <text:soft-page-break/>
        <table:table-row table:style-name="Table3.1">
          <table:table-cell table:style-name="Table3.A4" office:value-type="string">
            <text:p text:style-name="P74">303. Πῆραι δύο</text:p>
            <text:p text:style-name="P64">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64"/>
            <text:p text:style-name="P64">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67">The Two Bags</text:p>
            <text:p text:style-name="P26">Prometheus <text:span text:style-name="T20">having </text:span>fashioned men <text:span text:style-name="T20">at one point </text:span>hung two bags <text:span text:style-name="T20">from them</text:span>, one <text:span text:style-name="T20">[</text:span>containing<text:span text:style-name="T20">]</text:span> the <text:span text:style-name="T20">wicked </text:span>of others, the other their own <text:span text:style-name="T20">[</text:span>faults<text:span text:style-name="T20">]</text:span>, and he placed the bag of the faults of others in front of them, while he suspended the other from behind. <text:span text:style-name="T21">Because of this</text:span>t<text:span text:style-name="T21"> it happened that men see the wicked of others from afar</text:span>, but do not perceive their own.</text:p>
            <text:p text:style-name="P22"/>
            <text:p text:style-name="P22"><text:span text:style-name="T21">Someone might</text:span> <text:span text:style-name="T21">make us of</text:span> this fable <text:span text:style-name="T21">with respect to busy body man</text:span>, <text:span text:style-name="T21">who being </text:span>blind in <text:span text:style-name="T21">his </text:span>own affairs, <text:span text:style-name="T21">has a care of </text:span>those <text:span text:style-name="T21">things </text:span>which <text:span text:style-name="T21">do not concern [them]</text:span>.</text:p>
            <text:p text:style-name="P22"/>
            <text:p text:style-name="P31">ὀθνεῖος , α, ον: strange, foreign</text:p>
            <text:p text:style-name="P31">ἀπαρτάω: to hang up from, to hang loose, to make dependent upon, to detach, separate, detached, disunited, to remove oneself, go away</text:p>
            <text:p text:style-name="P22">ἄποπτος , ον, out of sight of, far away from, <text:span text:style-name="T21">f</text:span>ar away, dimly seen<text:line-break/>τυφλώττω: to be blind, to be dim, faded, of paintings</text:p>
          </table:table-cell>
        </table:table-row>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59"><text:span text:style-name="AncientGreek_3a__20_Ἀρχαία_20_ἑλληνικά"><text:span text:style-name="T5">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span></text:span></text:p>
            <text:p text:style-name="P59"><text:span text:style-name="AncientGreek_3a__20_Ἀρχαία_20_ἑλληνικά"><text:span text:style-name="T5"/></text:span></text:p>
            <text:p text:style-name="P59"><text:span text:style-name="AncientGreek_3a__20_Ἀρχαία_20_ἑλληνικά"><text:span text:style-name="T5">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66"><text:span text:style-name="T10">A</text:span>Monkey And <text:span text:style-name="T10">A</text:span> Fishermen</text:p>
            <text:p text:style-name="P22">A monkey <text:span text:style-name="T21">sitting in</text:span> a high tree, <text:span text:style-name="T21">when he saw </text:span>fishermen <text:span text:style-name="T21">casting a net upon</text:span> a river, <text:span text:style-name="T21">took notice <text:s/>of the t</text:span>hings <text:span text:style-name="T21">done by them</text:span>. <text:span text:style-name="T9">A</text:span><text:span text:style-name="T21">nd </text:span><text:span text:style-name="T22">leaving the net of them and for a little while </text:span>withdr<text:span text:style-name="T22">awing</text:span> to <text:span text:style-name="T22">eat</text:span>, descending from<text:span text:style-name="T9"> </text:span><text:span text:style-name="T22">the</text:span><text:span text:style-name="T9"> </text:span>tree, <text:span text:style-name="T22">he tried </text:span>to <text:span text:style-name="T22">imitate them.</text:span> <text:span text:style-name="T22">F</text:span>or <text:span text:style-name="T22">they say that </text:span>this animal <text:span text:style-name="T22">is inclinded to mimic. </text:span>But when <text:span text:style-name="T22">taking hold of the </text:span>nets<text:span text:style-name="T9"> </text:span><text:span text:style-name="T22">and being</text:span> caught <text:span text:style-name="T22">[</text:span>in them<text:span text:style-name="T22">]</text:span> <text:span text:style-name="T22">was </text:span>in danger of being <text:span text:style-name="T22">choked</text:span>. <text:span text:style-name="T22">And h</text:span>e said to himself: “<text:span text:style-name="T22">Well </text:span>I <text:span text:style-name="T22">at least have sufered justice.</text:span> <text:span text:style-name="T22">For </text:span>why did I undertake to fish <text:span text:style-name="T22">not </text:span>having learned <text:span text:style-name="T22">[it]</text:span>?”</text:p>
            <text:p text:style-name="P22"/>
            <text:p text:style-name="P22"><text:span text:style-name="T22">The account </text:span>shows that <text:span text:style-name="T22">the endeavor of things not fitting is not only </text:span><text:span text:style-name="T23">useless but also harmful</text:span>.</text:p>
          </table:table-cell>
        </table:table-row>
        <text:soft-page-break/>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3"> Πίθηκος καὶ δελφίς</text:span></text:span></text:p>
            <text:p text:style-name="P13"><text:span text:style-name="AncientGreek_3a__20_Ἀρχαία_20_ἑλληνικά"><text:span text:style-name="T5">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5"/></text:span></text:p>
            <text:p text:style-name="P14"><text:span text:style-name="AncientGreek_3a__20_Ἀρχαία_20_ἑλληνικά"><text:span text:style-name="T5">Ὁ μῦθος πρὸς ἄνδρας οἳ τὴν ἀλήθειαν οὐκ εἰδότες ἀπατᾶν νομίζουσιν.</text:span></text:span></text:p>
          </table:table-cell>
          <table:table-cell table:style-name="Table3.A1" office:value-type="string">
            <text:p text:style-name="P67"><text:span text:style-name="T10">A</text:span> Monkey And <text:span text:style-name="T10">A</text:span> Dolphin</text:p>
            <text:p text:style-name="P26"><text:span text:style-name="T24">A</text:span> custom <text:span text:style-name="T24">being for those sailing</text:span> to<text:span text:style-name="T9"> </text:span><text:span text:style-name="T24">bring along</text:span> <text:span text:style-name="T24">small maltese dogs </text:span>and <text:span text:style-name="T24">monkeys</text:span> <text:span text:style-name="T24">for consoling during the journey,</text:span> a man who was sailing had a monkey with him. <text:span text:style-name="T24">And w</text:span>hen <text:span text:style-name="T24">they</text:span> arrived at Sunion, <text:span text:style-name="T24">a outcrop </text:span>of Attica, a violent storm <text:span text:style-name="T24">happened to come about</text:span>. <text:span text:style-name="T24">And t</text:span>he ship capsiz<text:span text:style-name="T24">ing</text:span> and everyone swam<text:span text:style-name="T24">ing</text:span> away, the monkey <text:span text:style-name="T24">also swam</text:span>. A<text:span text:style-name="T24">nd a</text:span> dolphin s<text:span text:style-name="T24">eeing</text:span> him, and <text:span text:style-name="T24">assuming he to be a </text:span>man, <text:span text:style-name="T24">going under he supported [him] carying</text:span> him <text:span text:style-name="T24">upon the </text:span>land. <text:span text:style-name="T9">A</text:span><text:span text:style-name="T24">nd when</text:span> he arrived at <text:span text:style-name="T24">the </text:span>Piraeus, <text:span text:style-name="T24">the state harbor of Athens</text:span>, he <text:span text:style-name="T24">enquired of </text:span>the monkey if<text:span text:style-name="T9"> </text:span><text:span text:style-name="T24">his people are</text:span> Athenian. <text:span text:style-name="T24">And </text:span><text:span text:style-name="T25">saying that he had illustrious parents there</text:span>, he asked if he also knew<text:span text:style-name="T9"> </text:span>Piraeus. <text:span text:style-name="T25">And the monkey assuming that he was speaking of a person, said actually rather a friend to be to him and close confidant.</text:span> <text:span text:style-name="T25">And t</text:span>he dolphin <text:span text:style-name="T25">being angered by so great a lie dunking him</text:span> <text:span text:style-name="T25">he killed [</text:span>him<text:span text:style-name="T25">]</text:span>.</text:p>
            <text:p text:style-name="P22"/>
            <text:p text:style-name="P22"><text:span text:style-name="T25">The</text:span> fable is<text:span text:style-name="T9"> </text:span><text:span text:style-name="T25">for</text:span><text:span text:style-name="T9"> </text:span>men who not knowing the truth, <text:span text:style-name="T25">are in the habbit of deceiving</text:span>.</text:p>
            <text:p text:style-name="P22">ἐπίνειον: port <text:span text:style-name="T24">of </text:span>the navy lies, the state harbour</text:p>
          </table:table-cell>
        </table:table-row>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5">Ἐν συνόδῳ τῶν ἀλόγων ζῴων πίθηκος ἀναστὰς ὠρχήσατο. Σφόδρα δὲ αὐτοῦ εὐδοκιμοῦντος καὶ ὑπὸ πάντων </text:span></text:span><text:span text:style-name="AncientGreek_3a__20_Ἀρχαία_20_ἑλληνικά"><text:span text:style-name="T6">ἐπι</text:span></text:span><text:span text:style-name="AncientGreek_3a__20_Ἀρχαία_20_ἑλληνικά"><text:span text:style-name="T5">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διὰ φθόνον κρείττοσιν ἁμιλλωμένους ὁ λόγος εὔκαιρος.</text:span></text:span></text:p>
          </table:table-cell>
          <table:table-cell table:style-name="Table3.A1" office:value-type="string">
            <text:p text:style-name="P66"><text:span text:style-name="T10">A</text:span> Monkey And <text:span text:style-name="T10">A</text:span> Camel</text:p>
            <text:p text:style-name="P22">In an assembly of <text:span text:style-name="T25">foolish animals</text:span> a monkey <text:span text:style-name="T25">standing </text:span>up danced. <text:span text:style-name="T25">And h</text:span><text:span text:style-name="T26">e being very liked</text:span> and applauded by all<text:span text:style-name="T9"> </text:span><text:span text:style-name="T26">a</text:span><text:span text:style-name="T9"> </text:span>camel <text:span text:style-name="T26">beomg envious </text:span>wanted <text:span text:style-name="T26">to attain </text:span>the same <text:span text:style-name="T26">things</text:span>. <text:span text:style-name="T26">Because of which getting </text:span>up<text:span text:style-name="T9"> </text:span><text:span text:style-name="T26">she</text:span><text:span text:style-name="T9"> </text:span>tried <text:span text:style-name="T26">also herself to </text:span>dance. <text:span text:style-name="T26">But doing many strange things </text:span>the <text:span text:style-name="T26">anoyed </text:span>animals <text:span text:style-name="T26">drover her away beating her with clubs</text:span>.</text:p>
            <text:p text:style-name="P22"/>
            <text:p text:style-name="P22">Th<text:span text:style-name="T26">e account</text:span> is <text:span text:style-name="T26">well timed </text:span>for those who out of envy compete with <text:span text:style-name="T26">some who are better</text:span>.</text:p>
            <text:p text:style-name="P22"/>
            <text:p text:style-name="P22"><text:span text:style-name="T79">ἐπι</text:span>σημαίνω: to set a mark upon a person, of a disease, to have a mark set on one, to indicate, to mark for oneself, signify, indicate, to set one's seal to a thing, approve it</text:p>
          </table:table-cell>
        </table:table-row>
        <text:soft-page-break/>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5">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άσης προνοίας ἡ τύχη δυνατωτέρα καθέστηκε.</text:span></text:span></text:p>
          </table:table-cell>
          <table:table-cell table:style-name="Table3.A1" office:value-type="string">
            <text:p text:style-name="P68">A Monkey’s Children</text:p>
            <text:p text:style-name="P22">Monkeys, <text:span text:style-name="T27">they</text:span> <text:span text:style-name="T27">say</text:span>, give birth to two <text:span text:style-name="T27">[babies],</text:span> <text:span text:style-name="T27">one </text:span>of these two <text:span text:style-name="T27">offspring</text:span> they cherish and nurture <text:span text:style-name="T27">with care</text:span>, <text:span text:style-name="T27">the other one</text:span> they hate and neglect. <text:span text:style-name="T27">And it came about according to divine fate</text:span> that the <text:span text:style-name="T27">one happily cared for </text:span>and <text:span text:style-name="T27">held firmly beside the mother su</text:span>ffocated, and the<text:span text:style-name="T9"> </text:span><text:span text:style-name="T27">neglected one</text:span><text:span text:style-name="T9"> </text:span><text:span text:style-name="T27">reached maturity</text:span>.</text:p>
            <text:p text:style-name="P22"/>
            <text:p text:style-name="P22"><text:span text:style-name="T27">The account</text:span> shows that fortune is more powerful than <text:span text:style-name="T27">any </text:span>foresight.</text:p>
            <text:p text:style-name="P22"/>
            <text:p text:style-name="P22">στερρῶς <text:span text:style-name="T27">= στερρός: stiff, firm, solid, strong, stiff with age, hard, rugged, uneasy, stubborn, obdurate, hard, στερρῶς, stiffly, obstinately<text:line-break/>ἀγκαλίζομαι: to embrace</text:span></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5">Ἐμβάντες τινὲς εἰς σκάφος ἔπλεον. Γενομένων δὲ αὐτῶν πελαγίων, συνέβη χειμῶνα ἐξαίσιον γενέσθαι καὶ τὴν ναῦν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69">Passengers</text:p>
            <text:p text:style-name="P22"><text:span text:style-name="T28">Some passenger set sail in a barque</text:span>. When they were at sea, <text:span text:style-name="T29">it came ab</text:span>out <text:span text:style-name="T29">that a storm arose</text:span>, and the ship was about to sink. One of the passengers tearing his clothes <text:span text:style-name="T30">called upon the </text:span>gods of his country with <text:span text:style-name="T30">lamentation </text:span>and groans and <text:span text:style-name="T9">promis</text:span><text:span text:style-name="T30">ing to pay back kindnesses</text:span>, if they<text:span text:style-name="T9"> </text:span><text:span text:style-name="T30">would be </text:span>saved. <text:span text:style-name="T30">And </text:span>the storm ceas<text:span text:style-name="T30">ing</text:span> and<text:span text:style-name="T9"> </text:span><text:span text:style-name="T30">a new calm arising</text:span>, <text:span text:style-name="T30">turning to a feast</text:span>,<text:span text:style-name="T9"> </text:span><text:span text:style-name="T30">they</text:span><text:span text:style-name="T9"> </text:span><text:span text:style-name="T30">both danced and skipped</text:span>, <text:span text:style-name="T30">seeing that they had escaped from an unexpected danger. And the captain being firm</text:span>, said to them: “<text:span text:style-name="T30">But oh</text:span> friends,<text:span text:style-name="T9"> </text:span><text:span text:style-name="T30">we ought to </text:span>rejoice <text:span text:style-name="T31">as if by chance a storm will again happen</text:span>.”</text:p>
            <text:p text:style-name="P22"/>
            <text:p text:style-name="P22">The <text:span text:style-name="T31">account </text:span>teaches not<text:span text:style-name="T9"> </text:span><text:span text:style-name="T31">to</text:span><text:span text:style-name="T9"> </text:span>be <text:span text:style-name="T31">exceedingly elated <text:s/>in </text:span>one's successes<text:span text:style-name="T9"> </text:span><text:span text:style-name="T31">considering the</text:span><text:span text:style-name="T9"> </text:span>inconstancy of fortune.</text:p>
            <text:p text:style-name="P22"/>
            <text:p text:style-name="P22">πελάγιος: of the sea, of animals, living in the sea, out at sea, on the open sea, of seamen or ships</text:p>
            <text:p text:style-name="P32">μικροῦ <text:span text:style-name="T30">= </text:span><text:span text:style-name="T80">δεῖ ὀλίγου = </text:span><text:span text:style-name="T30">to lack little, almost<text:line-break/>γηθέω: to rejoice</text:span></text:p>
            <text:p text:style-name="P32"><text:span text:style-name="T30">εὐμετάβλητος, ον: easily changed, changeable</text:span></text:p>
          </table:table-cell>
        </table:table-row>
        <text:soft-page-break/>
        <table:table-row table:style-name="Table3.1">
          <table:table-cell table:style-name="Table3.A4" office:value-type="string">
            <text:p text:style-name="P3"><text:span text:style-name="AncientGreek_3a__20_Ἀρχαία_20_ἑλληνικά"><text:span text:style-name="T1">309. Πλούσιος καὶ βυρσοδέψης</text:span></text:span></text:p>
            <text:p text:style-name="P13"><text:span text:style-name="AncientGreek_3a__20_Ἀρχαία_20_ἑλληνικά"><text:span text:style-name="T5">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συνήθεια καὶ τὰ δυσχερῆ τῶν πραγμάτων καταπραΰνει.</text:span></text:span></text:p>
          </table:table-cell>
          <table:table-cell table:style-name="Table3.A4" office:value-type="string">
            <text:p text:style-name="P66">The Rich And The Tanner</text:p>
            <text:p text:style-name="P22">A rich man <text:span text:style-name="T32">lived next to</text:span> a tanner. <text:span text:style-name="T32">Not being able to bear the bad smell,</text:span> he kept<text:span text:style-name="T9"> </text:span><text:span text:style-name="T32">proposing to him each time</text:span> to move. <text:span text:style-name="T32">And he continually postponed him saying after a little time he will </text:span>move. <text:span text:style-name="T32">And as this continually happened</text:span>, it happened<text:span text:style-name="T9"> </text:span><text:span text:style-name="T32">as time progressed </text:span>that the rich man <text:span text:style-name="T32">becoming accustomed to</text:span> the smell <text:span text:style-name="T33">it no longer </text:span><text:span text:style-name="T32">bothered him</text:span>.</text:p>
            <text:p text:style-name="P22"/>
            <text:p text:style-name="P22"><text:span text:style-name="T33">The account</text:span> shows that <text:span text:style-name="T33">one’s </text:span>habit softens unpleasantness.</text:p>
            <text:p text:style-name="P22"/>
            <text:p text:style-name="P22">διαναβάλλομαι: <text:span text:style-name="T32">to </text:span>delay again and again, <text:span text:style-name="T32">to </text:span>delay</text:p>
            <text:p text:style-name="P33">ἠθάς, άδος: accustomed to a thing, acquainted with it, accustomed, usual, of animals, tame, domestic</text:p>
            <text:p text:style-name="P33">δυσχερής , ές: hard <text:span text:style-name="T33">to </text:span>manage, annoying, unpopular, disagreeable, difficult, contradictory, difficulties in an argument, ill tempered, unfriendly, offensive</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5">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66">The Rich And The Mourners</text:p>
            <text:p text:style-name="P22">A rich man <text:span text:style-name="T34">having</text:span> two daughters <text:span text:style-name="T34">one </text:span>of them <text:span text:style-name="T34">having died</text:span>, he hired hired <text:span text:style-name="T34">the </text:span>mourners.<text:span text:style-name="T9"> </text:span><text:span text:style-name="T34">And the</text:span><text:span text:style-name="T9"> </text:span>other daughter sa<text:span text:style-name="T34">ying</text:span> to her mother: "<text:span text:style-name="T34">Unhappy we are</text:span>: <text:span text:style-name="T34">seeing that </text:span>we<text:span text:style-name="T9"> </text:span><text:span text:style-name="T34">ourselves</text:span><text:span text:style-name="T9"> </text:span><text:span text:style-name="T34">of </text:span>who<text:span text:style-name="T34">m there is suffering</text:span> do not know how to lament, <text:span text:style-name="T34">but</text:span> these women <text:span text:style-name="T34">who are not related to us at all</text:span> <text:span text:style-name="T34">beat there [chests] </text:span>and cry with so <text:span text:style-name="T34">exceedingly</text:span>.” The <text:span text:style-name="T34">[</text:span>mother<text:span text:style-name="T34">]</text:span> repl<text:span text:style-name="T34">ying said</text:span> "<text:span text:style-name="T34">But d</text:span>on't <text:span text:style-name="T34">be surprised</text:span>, child, if <text:span text:style-name="T34">so pitifuly they l</text:span>ament. <text:span text:style-name="T34">For </text:span>they do<text:span text:style-name="T9"> </text:span><text:span text:style-name="T34">this</text:span><text:span text:style-name="T9"> </text:span>for money."</text:p>
            <text:p text:style-name="P22"/>
            <text:p text:style-name="P34"><text:span text:style-name="T35">T</text:span>hus <text:span text:style-name="T35">some</text:span> <text:span text:style-name="T35">people</text:span>, <text:span text:style-name="T35">because of love of silver</text:span> do not hesitate <text:span text:style-name="T35">to make a profit out of others misfortunes</text:span>.</text:p>
            <text:p text:style-name="P34"/>
            <text:p text:style-name="P34">προσήκω: to belong to, <text:span text:style-name="T34">to be related, to be akin</text:span></text:p>
            <text:p text:style-name="P22"><text:span text:style-name="T34">ἐργολαβέω: contract for the execution of work, make profit out of</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5">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τὰ παθήματα τοῖς ἀνθρώποις μαθήματα γίνεται.</text:span></text:span></text:p>
          </table:table-cell>
          <table:table-cell table:style-name="Table3.A1" office:value-type="string">
            <text:p text:style-name="P66">The Shepherd And The Sea</text:p>
            <text:p text:style-name="P35">A shepherd grazing a herd <text:span text:style-name="T35">on a sea side spot</text:span>, <text:span text:style-name="T35">having </text:span><text:span text:style-name="T9">see</text:span><text:span text:style-name="T35">n the ocean being calm</text:span>, <text:span text:style-name="T35">he desired </text:span>to sail<text:span text:style-name="T9"> </text:span><text:span text:style-name="T35">for</text:span><text:span text:style-name="T9"> </text:span>trade. <text:span text:style-name="T35">Therefore selling</text:span> his sheep<text:span text:style-name="T9"> </text:span><text:span text:style-name="T35">and buying </text:span>dates <text:span text:style-name="T36">he</text:span> set sail. But a violent storm <text:span text:style-name="T36">came about</text:span> and the ship <text:span text:style-name="T36">being in danger </text:span>of sinking, <text:span text:style-name="T36">throwing </text:span>all his cargo into the sea <text:span text:style-name="T36">was saved </text:span>with difficulty <text:span text:style-name="T36">in </text:span>his empty ship. <text:span text:style-name="T36">And a</text:span>fter <text:span text:style-name="T36">not a few days</text:span><text:span text:style-name="T9"> </text:span>a<text:span text:style-name="T9"> </text:span><text:span text:style-name="T36">person</text:span><text:span text:style-name="T9"> </text:span><text:span text:style-name="T36">passing by and marveling at the calmness of the sea (for she happened to be calm)</text:span><text:span text:style-name="T9"> </text:span><text:span text:style-name="T36">[the shephard] responding</text:span><text:span text:style-name="T9"> </text:span><text:span text:style-name="T36">said</text:span>: “<text:span text:style-name="T36">O</text:span>h my dear fellow, <text:span text:style-name="T36">she desires dates again as it seems</text:span>, <text:span text:style-name="T36">and because of this she appears</text:span> calm.”</text:p>
            <text:p text:style-name="P22"/>
            <text:p text:style-name="P22"><text:span text:style-name="T36">The</text:span> fable shows that <text:span text:style-name="T37">sufferings become lessons</text:span> for <text:span text:style-name="T37">people</text:span>.</text:p>
            <text:p text:style-name="P22"/>
            <text:p text:style-name="P22">βάλανος: an acorn, the fruit of the φηγός <text:span text:style-name="T35">(wild oak)</text:span>, the date, an iron peg, a bolt-pin<text:line-break/>λωίων: more desirable, more agreeable, and (generally) better, comp. of ἀγαθός, ὦ λῷστε my good friend,</text:p>
          </table:table-cell>
        </table:table-row>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5">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κόλακα ὁ λόγος εὔκαιρος.</text:span></text:span></text:p>
          </table:table-cell>
          <table:table-cell table:style-name="Table3.A1" office:value-type="string">
            <text:p text:style-name="P66"><text:span text:style-name="T10">A</text:span> Shepherd And <text:span text:style-name="T10">A</text:span> Dog<text:span text:style-name="T9"> </text:span><text:span text:style-name="T39">Courting</text:span><text:span text:style-name="T38"> His Sheep</text:span></text:p>
            <text:p text:style-name="P22">A shepherd who had a very large dog <text:span text:style-name="T39">was in the habit of throwing</text:span> stillborn lambs and dead sheep to him. <text:span text:style-name="T39">And </text:span>one day when the flock <text:span text:style-name="T39">was entering</text:span>, the shepherd s<text:span text:style-name="T39">eeing</text:span> his dog approaching the sheep and <text:span text:style-name="T39">courting </text:span>them <text:span text:style-name="T39">said:</text:span> "<text:span text:style-name="T39">But h</text:span>ey you!<text:span text:style-name="T9"> </text:span><text:span text:style-name="T39">What you wish for such as these may it come about upon your</text:span> head!”</text:p>
            <text:p text:style-name="P22"/>
            <text:p text:style-name="P22">Th<text:span text:style-name="T39">e</text:span> <text:span text:style-name="T39">account is timely for a man who flaters</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5">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66"><text:span text:style-name="T10">A</text:span> Shepherd And <text:span text:style-name="T10">Some</text:span> <text:span text:style-name="T40">Wolf </text:span>Cubs</text:p>
            <text:p text:style-name="P36">A shepherd <text:span text:style-name="T39">finding</text:span> wolf cubs<text:span text:style-name="T9"> </text:span><text:span text:style-name="T39">raised </text:span>them with <text:span text:style-name="T39">much </text:span>care, <text:span text:style-name="T39">assuming </text:span>that <text:span text:style-name="T39">coming to maturity</text:span> they would not only <text:span text:style-name="T39">keep watch over </text:span>his own sheep but also <text:span text:style-name="T39">snatching</text:span> others <text:span text:style-name="T39">they would bring them </text:span>to him. But as soon as they had <text:span text:style-name="T39">grown</text:span>, <text:span text:style-name="T39">at first obtaining fearlessness they </text:span>began to <text:span text:style-name="T39">destroy </text:span>his flock. <text:span text:style-name="T39">And w</text:span>hen he perceived <text:span text:style-name="T39">these things groaning he </text:span>said: “<text:span text:style-name="T39">But </text:span>I<text:span text:style-name="T9"> </text:span><text:span text:style-name="T39">at least</text:span><text:span text:style-name="T9"> </text:span><text:span text:style-name="T39">have suffered justice. For </text:span>why did I<text:span text:style-name="T9"> </text:span><text:span text:style-name="T40">when</text:span><text:span text:style-name="T9"> </text:span><text:span text:style-name="T39">these</text:span><text:span text:style-name="T9"> </text:span><text:span text:style-name="T40">were</text:span><text:span text:style-name="T39"> infants </text:span><text:span text:style-name="T40">save whom actully being grown ought to be killed.”</text:span></text:p>
            <text:p text:style-name="P22"/>
            <text:p text:style-name="P22"><text:span text:style-name="T9">T</text:span><text:span text:style-name="T40">hus those who save the wicked do not realize they are strengthing them first against themselves.</text:span></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text:span></text:span><text:span text:style-name="AncientGreek_3a__20_Ἀρχαία_20_ἑλληνικά"><text:span text:style-name="T2">ς</text:span></text:span><text:span text:style-name="AncientGreek_3a__20_Ἀρχαία_20_ἑλληνικά"><text:span text:style-name="T1"> σὺν κυσὶ τρεφόμενος</text:span></text:span></text:p>
            <text:p text:style-name="P13"><text:span text:style-name="AncientGreek_3a__20_Ἀρχαία_20_ἑλληνικά"><text:span text:style-name="T5">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φύσις πονηρὰ χρηστὸν ἦθος οὐ τρέφει.</text:span></text:span></text:p>
          </table:table-cell>
          <table:table-cell table:style-name="Table3.A1" office:value-type="string">
            <text:p text:style-name="P66"><text:span text:style-name="T40">A</text:span> Shepherd And <text:span text:style-name="T40">A</text:span> Wolf <text:span text:style-name="T40">Raised</text:span> With Dogs</text:p>
            <text:p text:style-name="P22">A shepherd, having found a <text:span text:style-name="T42">wolf’s </text:span>newborn cub <text:span text:style-name="T42">and </text:span>t<text:span text:style-name="T42">aking</text:span> <text:span text:style-name="T42">[</text:span>him<text:span text:style-name="T42">]</text:span> away raised <text:span text:style-name="T42">[</text:span>him<text:span text:style-name="T42">]</text:span> with his dogs. <text:span text:style-name="T42">And w</text:span>hen the cub <text:span text:style-name="T42">had grown</text:span>, if <text:span text:style-name="T42">ever </text:span>a wolf took a sheep, with the dogs <text:span text:style-name="T42">he himself chased it</text:span>. <text:span text:style-name="T44">And </text:span>sometimes the dogs <text:span text:style-name="T44">not being able to catch </text:span>the wolf and <text:span text:style-name="T44">because of these things turning back</text:span>, he followed until ca<text:span text:style-name="T44">tching</text:span> him,<text:span text:style-name="T9"> </text:span><text:span text:style-name="T44">just like</text:span><text:span text:style-name="T9"> </text:span>a wolf, <text:span text:style-name="T44">had </text:span>his share of the <text:span text:style-name="T44">catch.</text:span> <text:span text:style-name="T44">T</text:span>hen <text:span text:style-name="T44">he returned</text:span>. <text:span text:style-name="T44">And i</text:span>f a wolf<text:span text:style-name="T9"> </text:span><text:span text:style-name="T44">would</text:span><text:span text:style-name="T9"> </text:span>not <text:span text:style-name="T44">steal </text:span>a sheep <text:span text:style-name="T44">from without</text:span>,<text:span text:style-name="T44"> in secret sacrificing [one] together with </text:span>the dogs <text:span text:style-name="T44">he feasted until </text:span>the shepherd guess<text:span text:style-name="T44">ing</text:span> and <text:span text:style-name="T44">understanding that which had been done</text:span>, hanging him <text:span text:style-name="T44">in a tree killed him</text:span>.</text:p>
            <text:p text:style-name="P22"/>
            <text:p text:style-name="P22"><text:span text:style-name="T44">The</text:span> fable shows that a perverse nature<text:span text:style-name="T44"> does not nurture</text:span> an honest character.</text:p>
            <text:p text:style-name="P22"/>
            <text:p text:style-name="P22">νεογνός , ή, όν <text:span text:style-name="T42">= new-born</text:span></text:p>
            <text:p text:style-name="P38"><text:span text:style-name="T42">ἔσθ' ὅ</text:span><text:span text:style-name="T81">τε</text:span><text:span text:style-name="T42">, ἔστιν ὅ</text:span><text:span text:style-name="T81">τε </text:span><text:span text:style-name="T43">= </text:span><text:span text:style-name="T42">there are times when, sometimes, now and then</text:span></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3">Ποιμὴν καὶ λύκου σκύμνος</text:span></text:span></text:p>
            <text:p text:style-name="P50"><text:span text:style-name="AncientGreek_3a__20_Ἀρχαία_20_ἑλληνικά"><text:span text:style-name="T5">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text:span></text:span><text:span text:style-name="AncientGreek_3a__20_Ἀρχαία_20_ἑλληνικά"><text:span text:style-name="T7">μιω</text:span></text:span><text:span text:style-name="AncientGreek_3a__20_Ἀρχαία_20_ἑλληνικά"><text:span text:style-name="T76">θῇ</text:span></text:span><text:span text:style-name="AncientGreek_3a__20_Ἀρχαία_20_ἑλληνικά"><text:span text:style-name="T5">ς. » </text:span></text:span></text:p>
            <text:p text:style-name="P50"><text:span text:style-name="AncientGreek_3a__20_Ἀρχαία_20_ἑλληνικά"><text:span text:style-name="T5"/></text:span></text:p>
            <text:p text:style-name="P50"><text:span text:style-name="AncientGreek_3a__20_Ἀρχαία_20_ἑλληνικά"><text:span text:style-name="T5">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66"><text:span text:style-name="T41">A</text:span> Shepherd And <text:span text:style-name="T41">A Wolf’s</text:span> Cub</text:p>
            <text:p text:style-name="P37">A shepherd, having found a <text:span text:style-name="T41">small</text:span> wolf<text:span text:style-name="T9"> </text:span><text:span text:style-name="T41">nurtured it,</text:span><text:span text:style-name="T9"> </text:span>then, when he had become cub, he taught <text:span text:style-name="T41">[</text:span>him<text:span text:style-name="T41">]</text:span> to take sheep from the <text:span text:style-name="T41">nearby </text:span>herds. The wolf <text:span text:style-name="T41">having been trained said</text:span>: “<text:span text:style-name="T42">See to it that you somehow not loose many of your own sheep having accustomed me to snatching away.</text:span></text:p>
            <text:p text:style-name="P37"><text:span text:style-name="T42"/></text:p>
            <text:p text:style-name="P37"><text:span text:style-name="T42">Becuase those</text:span> who<text:span text:style-name="T42"> are cleaver at stealing by nature also learning</text:span> <text:span text:style-name="T42">to be greedy often harm those who taught them</text:span>.</text:p>
          </table:table-cell>
        </table:table-row>
        <table:table-row table:style-name="Table3.1">
          <table:table-cell table:style-name="Table3.A1" office:value-type="string">
            <text:p text:style-name="P72"><text:span text:style-name="AncientGreek_3a__20_Ἀρχαία_20_ἑλληνικά"><text:span text:style-name="T1">316. Ποιμὴν καὶ πρόβατα</text:span></text:span></text:p>
            <text:p text:style-name="P65"><text:span text:style-name="AncientGreek_3a__20_Ἀρχαία_20_ἑλληνικά"><text:span text:style-name="T5">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5">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66">The Shepherd And His Sheep</text:p>
            <text:p text:style-name="P22">A shepherd, having led his sheep into an oak<text:span text:style-name="T46">tree forest</text:span> <text:span text:style-name="T46">when he </text:span>saw a <text:span text:style-name="T46">very large</text:span> oak <text:span text:style-name="T46">full of </text:span>acorns spread<text:span text:style-name="T46">ing</text:span> his cloak underneath climbed <text:span text:style-name="T47">up on it</text:span> and shook<text:span text:style-name="T9"> </text:span><text:span text:style-name="T47">down</text:span><text:span text:style-name="T9"> </text:span>the fruit. <text:span text:style-name="T47">And t</text:span>he sheep eating the acorns also <text:span text:style-name="T47">without noticing devoured </text:span>the coat. <text:span text:style-name="T47">And t</text:span>he shepherd having descended<text:span text:style-name="T9"> </text:span><text:span text:style-name="T47">when he saw</text:span> <text:span text:style-name="T47">what happened said</text:span>: “<text:span text:style-name="T47">Oh most w</text:span>icked <text:span text:style-name="T47">animals, offering</text:span><text:span text:style-name="T9"> </text:span>wool to <text:span text:style-name="T47">the rest for</text:span> cloth<text:span text:style-name="T47">ing</text:span>, <text:span text:style-name="T47">even the cloak of </text:span>me who feeds <text:span text:style-name="T47">[</text:span>you<text:span text:style-name="T47">]</text:span>, you have taken away.”</text:p>
            <text:p text:style-name="P22"/>
            <text:p text:style-name="P22"><text:span text:style-name="T47">Thus ma</text:span>ny people <text:span text:style-name="T48">because of ignorance being kind to those who are not even related produce worthless things against there relatives</text:span>.</text:p>
            <text:p text:style-name="P22"/>
            <text:p text:style-name="P39">ὁ δρυμών, ῶνος: <text:span text:style-name="T45">oaktree forest</text:span></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50"><text:span text:style-name="AncientGreek_3a__20_Ἀρχαία_20_ἑλληνικά"><text:span text:style-name="T5">Μάνδρας ἔσω πρόβατα ποιμὴν εἰσάγων μετ’ αὐτῶν καὶ λύκον ἤμελλε συγκλεῖσαι, εἰ μὴ <text:s/>ὁ κύων ἰδὼν πρὸς αὐτὸν εἶπεν· « Πῶς τὰ πρόβατα τῆς ποίμνης θέλων σῶσαι τόνδε τὸν λύκον συνεισάγεις τῇ ποίμνῃ ; » </text:span></text:span></text:p>
            <text:p text:style-name="P50"><text:span text:style-name="AncientGreek_3a__20_Ἀρχαία_20_ἑλληνικά"><text:span text:style-name="T5"/></text:span></text:p>
            <text:p text:style-name="P50"><text:span text:style-name="AncientGreek_3a__20_Ἀρχαία_20_ἑλληνικά"><text:span text:style-name="T5">Ὅτι μεγίστην βλάβην καὶ θανάτου παραιτίαν οἶδε ποιεῖν τῶν κακῶν ἡ συνοίκησις.</text:span></text:span></text:p>
          </table:table-cell>
          <table:table-cell table:style-name="Table3.A1" office:value-type="string">
            <text:p text:style-name="P66"><text:span text:style-name="T10">A</text:span> Shepherd <text:span text:style-name="T10">Introducing</text:span> <text:span text:style-name="T10">A</text:span> Wolf Into The <text:span text:style-name="T48">Pen</text:span> And <text:span text:style-name="T10">A</text:span> Dog</text:p>
            <text:p text:style-name="P22">A shepherd<text:span text:style-name="T9"> </text:span><text:span text:style-name="T48">bringing his</text:span><text:span text:style-name="T9"> </text:span>sheep in<text:span text:style-name="T48">to</text:span><text:span text:style-name="T9"> </text:span><text:span text:style-name="T48">a</text:span><text:span text:style-name="T9"> </text:span><text:span text:style-name="T48">pen </text:span>was <text:span text:style-name="T48">about </text:span>to lock up a wolf with them, if his dog <text:span text:style-name="T48">observing </text:span>had not said to him: "How <text:span text:style-name="T48">is it that you bring this wolf into the herd who wishs to keep safe the sheep of the herd?”</text:span></text:p>
            <text:p text:style-name="P22"><text:span text:style-name="T48"/></text:p>
            <text:p text:style-name="P40"><text:span text:style-name="T49">Because t</text:span>he society of the wicked<text:span text:style-name="T9"> </text:span><text:span text:style-name="T49">knows how to produce t</text:span>he greatest <text:span text:style-name="T49">harm </text:span>and even <text:span text:style-name="T49">a cause of </text:span>death.</text:p>
            <text:p text:style-name="P40"/>
            <text:p text:style-name="P40">ἡ μάνδρα: <text:span text:style-name="T48">animal pen</text:span>, stable</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5">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66"><text:span text:style-name="T10">A</text:span> Shepherd <text:span text:style-name="T10">Playing</text:span></text:p>
            <text:p text:style-name="P41">A shepherd<text:span text:style-name="T50"> driving</text:span> his flock quite a distance from the village, constantly indulged in the following joke. <text:span text:style-name="T50">For </text:span>calling the <text:span text:style-name="T50">villagers </text:span>to his aid,<text:span text:style-name="T9"> </text:span><text:span text:style-name="T50">he shouted</text:span><text:span text:style-name="T9"> </text:span>that wolves were attacking his sheep. <text:span text:style-name="T50">And t</text:span>wo or three times<text:span text:style-name="T9"> </text:span><text:span text:style-name="T50">being frightened from the </text:span>village and rush<text:span text:style-name="T50">ing</text:span> out, then<text:span text:style-name="T9"> </text:span><text:span text:style-name="T50">returning</text:span><text:span text:style-name="T9"> </text:span><text:span text:style-name="T50">with laughter </text:span>it happened<text:span text:style-name="T9"> </text:span><text:span text:style-name="T50">the last time</text:span><text:span text:style-name="T9"> </text:span>that wolves <text:span text:style-name="T50">in truth attacked</text:span>. <text:span text:style-name="T50">And cutting apart</text:span> the herd <text:span text:style-name="T50">and </text:span>the shepherd <text:span text:style-name="T50">calling </text:span><text:span text:style-name="T82">the villagers </text:span>for help the<text:span text:style-name="T50">y</text:span>, <text:span text:style-name="T50">assuming </text:span>that he was joking as usual, cared <text:span text:style-name="T50">less</text:span>. <text:span text:style-name="T50">And thus it</text:span> happened<text:span text:style-name="T9"> </text:span><text:span text:style-name="T50">for him</text:span><text:span text:style-name="T9"> </text:span>that he <text:span text:style-name="T50">was deprived of </text:span>his sheep.</text:p>
            <text:p text:style-name="P22"/>
            <text:p text:style-name="P41"><text:span text:style-name="T50">The</text:span> <text:span text:style-name="T50">account </text:span>shows that liars <text:span text:style-name="T50">profit this </text:span>one thing, n<text:span text:style-name="T50">ot</text:span> even when they tell the truth to be believed.</text:p>
          </table:table-cell>
        </table:table-row>
        <table:table-row table:style-name="Table3.1">
          <table:table-cell table:style-name="Table3.A1" office:value-type="string">
            <text:p text:style-name="P12"><text:span text:style-name="AncientGreek_3a__20_Ἀρχαία_20_ἑλληνικά"><text:span text:style-name="T5"/></text:span></text:p>
            <text:p text:style-name="P60"><text:span text:style-name="AncientGreek_3a__20_Ἀρχαία_20_ἑλληνικά"><text:span text:style-name="T1">319. Πόλεμος καὶ Ὕβρις</text:span></text:span></text:p>
            <text:p text:style-name="P65"><text:span text:style-name="AncientGreek_3a__20_Ἀρχαία_20_ἑλληνικά"><text:span text:style-name="T5">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65"><text:span text:style-name="AncientGreek_3a__20_Ἀρχαία_20_ἑλληνικά"><text:span text:style-name="T5"/></text:span></text:p>
            <text:p text:style-name="P13"><text:span text:style-name="AncientGreek_3a__20_Ἀρχαία_20_ἑλληνικά"><text:span text:style-name="T5">Ὅτι ἔνθα ἂν προέλθῃ ὕβρις ἢ ἐν πόλει ἢ ἐν ἔθνεσι, πόλεμος καὶ μάχαι εὐθὺς μετ’ αὐτὴν ἀκολουθεῖ.</text:span></text:span></text:p>
          </table:table-cell>
          <table:table-cell table:style-name="Table3.A1" office:value-type="string">
            <text:p text:style-name="P66"><text:span text:style-name="T10">A</text:span> God Of War And <text:span text:style-name="T10">Hubris</text:span></text:p>
            <text:p text:style-name="P42">All the gods <text:span text:style-name="T51">married</text:span> <text:span text:style-name="T51">whom each had received </text:span>by <text:span text:style-name="T51">drawing lots</text:span>. <text:span text:style-name="T51">T</text:span>he god of war<text:span text:style-name="T9"> </text:span><text:span text:style-name="T51">was present at</text:span><text:span text:style-name="T9"> </text:span>last draw. <text:span text:style-name="T51">And he received </text:span>only <text:span text:style-name="T51">Hubris</text:span>. He <text:span text:style-name="T51">being smitten </text:span>with her married <text:span text:style-name="T51">[</text:span>her<text:span text:style-name="T51">]</text:span>. <text:span text:style-name="T51">And </text:span>he <text:span text:style-name="T51">follows </text:span>her <text:span text:style-name="T51">everywhere </text:span>she <text:span text:style-name="T51">journeys</text:span>.</text:p>
            <text:p text:style-name="P22"/>
            <text:p text:style-name="P22"><text:span text:style-name="T51">Because w</text:span>herever <text:span text:style-name="T51">hubris would proceed</text:span>, in a city or among nations, war and combat immediately follow <text:span text:style-name="T51">follow after her</text:span>.</text:p>
          </table:table-cell>
        </table:table-row>
        <table:table-row table:style-name="Table3.1">
          <table:table-cell table:style-name="Table3.A1" office:value-type="string">
            <text:p text:style-name="P72"><text:span text:style-name="AncientGreek_3a__20_Ἀρχαία_20_ἑλληνικά"><text:span text:style-name="T1">320. Ποταμὸς καὶ βύρσα</text:span></text:span></text:p>
            <text:p text:style-name="P65"><text:span text:style-name="AncientGreek_3a__20_Ἀρχαία_20_ἑλληνικά"><text:span text:style-name="T5">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5">Ὅτι τολμηρὸν ἄνδρα καὶ αὐθάδη πολλάκις εἰς γῆν κατήγαγε συμφορὰ βίου.</text:span></text:span></text:p>
          </table:table-cell>
          <table:table-cell table:style-name="Table3.A1" office:value-type="string">
            <text:p text:style-name="P66"><text:span text:style-name="T51">A</text:span> River And <text:span text:style-name="T51">A</text:span> <text:span text:style-name="T55">Hide</text:span></text:p>
            <text:p text:style-name="P22">A river, seeing an ox hide that <text:span text:style-name="T51">was</text:span> <text:span text:style-name="T51">being </text:span>carrying <text:span text:style-name="T51">by </text:span>it, asked: <text:span text:style-name="T51">what are you called?” and she replying</text:span> "<text:span text:style-name="T52">I am called</text:span> <text:span text:style-name="T52">Hard.</text:span>" <text:span text:style-name="T53">Having splashed against [her] with its current said</text:span>: "<text:span text:style-name="T53">Seek something else to be called</text:span>," <text:span text:style-name="T53">For </text:span>I <text:span text:style-name="T53">now will make you </text:span>soft.”</text:p>
            <text:p text:style-name="P22"/>
            <text:p text:style-name="P22"><text:span text:style-name="T53">Because a</text:span><text:span text:style-name="T9"> </text:span><text:span text:style-name="T53">daring </text:span><text:span text:style-name="T54">and proud </text:span><text:span text:style-name="T53">man</text:span><text:span text:style-name="T9"> </text:span><text:span text:style-name="T54">life’s misfortune often leading down into the earth</text:span>.</text:p>
            <text:p text:style-name="P22"/>
            <text:p text:style-name="P22">βόειος , α, ον: of an ox or oxen, esp. of ox-hide</text:p>
            <text:p text:style-name="P22">σκληρός: hard, harsh, stiff, unyielding, austere, severe</text:p>
            <text:p text:style-name="P22">ἐπικαχλάζω: <text:span text:style-name="T52">to s</text:span>plash against</text:p>
            <text:p text:style-name="P22">αὐθάδης, ες: self-willed, stubborn</text:p>
          </table:table-cell>
        </table:table-row>
        <text:soft-page-break/>
        <table:table-row table:style-name="Table3.1">
          <table:table-cell table:style-name="Table3.A1" office:value-type="string">
            <text:p text:style-name="P3"><text:span text:style-name="AncientGreek_3a__20_Ἀρχαία_20_ἑλληνικά"><text:span text:style-name="T5"><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5">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ἀφυῶς ταῖς τέχναις προσφερομένους ὁ λόγος ἁρμόδιός ἐστι.</text:span></text:span></text:p>
          </table:table-cell>
          <table:table-cell table:style-name="Table3.A1" office:value-type="string">
            <text:p text:style-name="P66"><text:span text:style-name="T10">A </text:span>Sheared Sheep</text:p>
            <text:p text:style-name="P22">A sheep being <text:span text:style-name="T55">strangely</text:span> sheared said to the shearer: “If you <text:span text:style-name="T54">seek</text:span> wool, cut higher; <text:span text:style-name="T54">but if</text:span><text:span text:style-name="T9"> </text:span><text:span text:style-name="T54">you want meat</text:span>, <text:span text:style-name="T54">having sacrificed</text:span> me once and for all,<text:span text:style-name="T9"> </text:span><text:span text:style-name="T55">cease from</text:span><text:span text:style-name="T9"> </text:span>torturing me <text:span text:style-name="T55">little by little</text:span>.”</text:p>
            <text:p text:style-name="P22"/>
            <text:p text:style-name="P22"><text:span text:style-name="T55">The account</text:span> <text:span text:style-name="T55">is harmonious for </text:span>those who <text:span text:style-name="T55">indurlge </text:span>in their trade <text:span text:style-name="T55">strangley</text:span>.</text:p>
          </table:table-cell>
        </table:table-row>
        <table:table-row table:style-name="Table3.1">
          <table:table-cell table:style-name="Table3.A1" office:value-type="string">
            <text:p text:style-name="P71"><text:span text:style-name="AncientGreek_3a__20_Ἀρχαία_20_ἑλληνικά"><text:span text:style-name="T1">322. Προμηθεὺς καὶ ἄνθρωποι</text:span></text:span></text:p>
            <text:p text:style-name="P63"><text:span text:style-name="AncientGreek_3a__20_Ἀρχαία_20_ἑλληνικά"><text:span text:style-name="T5">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63"><text:span text:style-name="AncientGreek_3a__20_Ἀρχαία_20_ἑλληνικά"><text:span text:style-name="T5"/></text:span></text:p>
            <text:p text:style-name="P13"><text:span text:style-name="AncientGreek_3a__20_Ἀρχαία_20_ἑλληνικά"><text:span text:style-name="T5">Πρὸς ἄνδρα σκαιὸν καὶ θηριώδη ὁ λόγος εὔκαιρος.</text:span></text:span></text:p>
          </table:table-cell>
          <table:table-cell table:style-name="Table3.A1" office:value-type="string">
            <text:p text:style-name="P66">Prometheus And Men</text:p>
            <text:p text:style-name="P22">Prometheus, on the order of Zeus <text:span text:style-name="T56">formed </text:span>men and beasts. But Zeus, <text:span text:style-name="T56">seeing</text:span> the<text:span text:style-name="T9"> </text:span><text:span text:style-name="T56">irational animals </text:span>were <text:span text:style-name="T56">by </text:span>much more numerous commanded him <text:span text:style-name="T56">destroying some of the beasts to </text:span><text:span text:style-name="T57">re</text:span><text:span text:style-name="T56">stamp mankind</text:span>. <text:span text:style-name="T57">But doing what he order it happened</text:span> those <text:span text:style-name="T57">who</text:span> <text:span text:style-name="T57">had not been formed </text:span>from the beginning<text:span text:style-name="T9"> </text:span><text:span text:style-name="T58">as men</text:span><text:span text:style-name="T9"> </text:span>have the form of <text:span text:style-name="T9">m</text:span><text:span text:style-name="T58">e</text:span><text:span text:style-name="T9">n</text:span>, but <text:span text:style-name="T57">beastly</text:span><text:span text:style-name="T9"> </text:span>soul<text:span text:style-name="T57">s</text:span>.</text:p>
            <text:p text:style-name="P22"/>
            <text:p text:style-name="P22">The <text:span text:style-name="T58">account is timely for</text:span><text:span text:style-name="T59"> shadey</text:span> and brutal men.</text:p>
            <text:p text:style-name="P22"/>
            <text:p text:style-name="P22">θηριώδης , ες: full of wild beasts, savage, brutal, malignant</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5">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66"><text:span text:style-name="T59">A</text:span> Rose And <text:span text:style-name="T59">An </text:span>Amaranth</text:p>
            <text:p text:style-name="P22">An amaranth <text:span text:style-name="T59">growing</text:span> next to a rose said: “<text:span text:style-name="T59">What a well formed flower are </text:span>you! <text:span text:style-name="T59">Y</text:span>ou are <text:span text:style-name="T59">the longing</text:span> of gods and men. I congratulate you on your beauty and your perfume. <text:span text:style-name="T59">And it said: “</text:span>I, <text:span text:style-name="T60">Oh Amaranth, </text:span>live <text:span text:style-name="T60">for a little while</text:span>, and even if <text:span text:style-name="T60">no one picks me</text:span>, I wither. <text:span text:style-name="T60">B</text:span>ut you <text:span text:style-name="T60">are in bloom and continually live </text:span>so young.”</text:p>
            <text:p text:style-name="P22"/>
            <text:p text:style-name="P22"><text:span text:style-name="T60">Because i</text:span>t is better <text:span text:style-name="T60">being contented</text:span> with little <text:span text:style-name="T60">to remain a little while </text:span>than to liv<text:span text:style-name="T61">ing</text:span> in luxury for a<text:span text:style-name="T9"> </text:span><text:span text:style-name="T61">little</text:span><text:span text:style-name="T9"> </text:span>while to <text:span text:style-name="T61">encounter</text:span> a change of fortune <text:span text:style-name="T61">or</text:span> even death.</text:p>
            <text:p text:style-name="P22"/>
            <text:p text:style-name="P43">ὀλιγαρκέω: <text:span text:style-name="T60">to be contented with little</text:span></text:p>
            <text:p text:style-name="P43"><text:span text:style-name="T60">μεταβολῆς δυστυχοῦς </text:span><text:span text:style-name="T61">= fem. gen. (ἡ μεταβολή δυστυχής)</text:span></text:p>
          </table:table-cell>
        </table:table-row>
        <text:soft-page-break/>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5">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66"><text:span text:style-name="T10">A</text:span> <text:span text:style-name="T9">P</text:span><text:span text:style-name="T10">omegranate</text:span> <text:span text:style-name="T10">Tree</text:span>, <text:span text:style-name="T10">An</text:span> <text:span text:style-name="T11">Apple</text:span> <text:span text:style-name="T10">Tree</text:span>, <text:span text:style-name="T10">An</text:span> <text:span text:style-name="T11">Olive</text:span><text:span text:style-name="T9"> </text:span><text:span text:style-name="T10">Tree</text:span><text:span text:style-name="T9"> </text:span><text:span text:style-name="T11">And</text:span> <text:span text:style-name="T10">A</text:span> <text:span text:style-name="T12">Thorn Bush</text:span></text:p>
            <text:p text:style-name="P22"><text:span text:style-name="T61">A</text:span> pomegranate, <text:span text:style-name="T61">an </text:span>apple and <text:span text:style-name="T61">an </text:span>olive tree <text:span text:style-name="T61">were arguing </text:span><text:span text:style-name="T62">about fruitfulness</text:span>. <text:span text:style-name="T9">A</text:span><text:span text:style-name="T62">nd a</text:span><text:span text:style-name="T9">s</text:span> the <text:span text:style-name="T62">quarel</text:span> <text:span text:style-name="T62">kindled much</text:span>, a bramble listening from the <text:span text:style-name="T62">near by </text:span>hedge said: "<text:span text:style-name="T62">But Oh </text:span>friends, let's <text:span text:style-name="T62">cease from ever </text:span>quarreling."</text:p>
            <text:p text:style-name="P22"/>
            <text:p text:style-name="P22"><text:span text:style-name="T62">Thus </text:span>, <text:span text:style-name="T62">on the side of revolutions of those greater than them even those worthy of nothing t</text:span>ry <text:span text:style-name="T62">seem to be something </text:span>important.</text:p>
            <text:p text:style-name="P22"/>
            <text:p text:style-name="P22">ἀναφθέντος <text:span text:style-name="T62">= </text:span>ἀνάπτω: <text:span text:style-name="T62">to kindle</text:span></text:p>
          </table:table-cell>
        </table:table-row>
        <table:table-row table:style-name="Table3.1">
          <table:table-cell table:style-name="Table3.A1" office:value-type="string">
            <text:p text:style-name="P72"><text:span text:style-name="AncientGreek_3a__20_Ἀρχαία_20_ἑλληνικά"><text:span text:style-name="T1">325. Σαλπιγκτής</text:span></text:span></text:p>
            <text:p text:style-name="P65"><text:span text:style-name="AncientGreek_3a__20_Ἀρχαία_20_ἑλληνικά"><text:span text:style-name="T5">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65"><text:span text:style-name="AncientGreek_3a__20_Ἀρχαία_20_ἑλληνικά"><text:span text:style-name="T5"/></text:span></text:p>
            <text:p text:style-name="P13"><text:span text:style-name="AncientGreek_3a__20_Ἀρχαία_20_ἑλληνικά"><text:span text:style-name="T5">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66"><text:span text:style-name="T13">A</text:span> T<text:span text:style-name="T11">rupmeteer</text:span></text:p>
            <text:p text:style-name="P22">A trumpet<text:span text:style-name="T63">er mustering the army and being tak</text:span>en by the enemies, shouted: “<text:span text:style-name="T9">Do</text:span><text:span text:style-name="T63">n’</text:span><text:span text:style-name="T9">t</text:span> kill me, <text:span text:style-name="T63">oh men</text:span>, <text:span text:style-name="T63">randomly </text:span>and without cause; for I have killed none of you. <text:span text:style-name="T63">For besided </text:span>this copper I have nothing<text:span text:style-name="T63"> else</text:span>. But <text:span text:style-name="T63">they said to him</text:span>: "<text:span text:style-name="T63">Well because of this rather more will you be put to death</text:span>, <text:span text:style-name="T63">because you not </text:span>being able to make war, you incit<text:span text:style-name="T63">e</text:span> everyone to battle."</text:p>
            <text:p text:style-name="P22"/>
            <text:p text:style-name="P22"><text:span text:style-name="T63">The </text:span>fable shows that<text:span text:style-name="T63"> they stumble more who</text:span> incite <text:span text:style-name="T63">the </text:span>wicked and cruel <text:span text:style-name="T63">leaders</text:span> to <text:span text:style-name="T63">doing </text:span>evil.</text:p>
          </table:table-cell>
        </table:table-row>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5">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66"><text:span text:style-name="T63">A </text:span>Mole And <text:span text:style-name="T63">A </text:span>Mother</text:p>
            <text:p text:style-name="P22">A mole <text:span text:style-name="T64">(and this animal is blind) said to its </text:span>mother that it s<text:span text:style-name="T64">ees</text:span>. <text:span text:style-name="T64">And she </text:span>test<text:span text:style-name="T64">ing</text:span> him, <text:span text:style-name="T64">giving</text:span> him a grain of incense asked <text:span text:style-name="T64">[</text:span>him<text:span text:style-name="T64">]</text:span> what<text:span text:style-name="T64">ever</text:span> it <text:span text:style-name="T64">might be.</text:span> <text:span text:style-name="T64">And when he said it is a pebble, said. </text:span>"<text:span text:style-name="T64">Oh child</text:span>, <text:span text:style-name="T64">not only have you ben deprived of sight, but also you have cast off smell</text:span>"</text:p>
            <text:p text:style-name="P22"/>
            <text:p text:style-name="P22"><text:span text:style-name="T64">Thus </text:span>some braggarts <text:span text:style-name="T65">until now </text:span>promise the impossible <text:span text:style-name="T65">yet</text:span> are <text:span text:style-name="T65">rebuked </text:span>in the <text:span text:style-name="T65">smallest cases</text:span>.</text:p>
            <text:p text:style-name="P22"/>
            <text:p text:style-name="P44">ὁ χόνδρος: granule or lump, <text:span text:style-name="T64">grains</text:span> of wheat or spelt, gristle, cartilage</text:p>
          </table:table-cell>
        </table:table-row>
        <text:soft-page-break/>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5">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δεῖν πρὸ τῶν κινδύνων τὰς παρασκευὰς ποιεῖσθαι.</text:span></text:span></text:p>
          </table:table-cell>
          <table:table-cell table:style-name="Table3.A1" office:value-type="string">
            <text:p text:style-name="P66"><text:span text:style-name="T65">A</text:span> <text:span text:style-name="T65">Wild Hog</text:span> And <text:span text:style-name="T65">A </text:span>Fox</text:p>
            <text:p text:style-name="P47"><text:span text:style-name="T75">A </text:span><text:span text:style-name="T77">wild hog standing </text:span><text:span text:style-name="T75">n</text:span><text:span text:style-name="T77">ext to </text:span><text:span text:style-name="T75">a tree </text:span><text:span text:style-name="T77">sharpened it</text:span><text:span text:style-name="T75">s </text:span><text:span text:style-name="T77">teeth</text:span><text:span text:style-name="T75">. </text:span><text:span text:style-name="T77">And a</text:span><text:span text:style-name="T75"> fox ask</text:span><text:span text:style-name="T77">ing</text:span><text:span text:style-name="T75"> him why </text:span><text:span text:style-name="T77">the cause through which, </text:span><text:span text:style-name="T78">when </text:span><text:span text:style-name="T77">ne</text:span><text:span text:style-name="T75">ither </text:span><text:span text:style-name="T77">a </text:span><text:span text:style-name="T75">hunter nor danger </text:span><text:span text:style-name="T77">attacked</text:span><text:span text:style-name="T75"> him, he sharpened his tusks </text:span><text:span text:style-name="T78">he said</text:span><text:span text:style-name="T75">. “</text:span><text:span text:style-name="T78">But I myself</text:span><text:span text:style-name="T75"> </text:span><text:span text:style-name="T78">do this not in vain.</text:span><text:span text:style-name="T75"> </text:span><text:span text:style-name="T78">F</text:span><text:span text:style-name="T75">or if </text:span><text:span text:style-name="T78">danger ever takes hold of me.</text:span><text:span text:style-name="T75"> I will not then </text:span><text:span text:style-name="T78">be at leasure concerning </text:span><text:span text:style-name="T75">sharpen</text:span><text:span text:style-name="T78">ing</text:span><text:span text:style-name="T75"> them; but </text:span><text:span text:style-name="T78">I shall make use of them being ready</text:span><text:span text:style-name="T75">.”</text:span></text:p>
            <text:p text:style-name="P22"/>
            <text:p text:style-name="P45"><text:span text:style-name="T66">The</text:span> <text:span text:style-name="T66">account </text:span>teaches that <text:span text:style-name="T66">one ought to make preperations before dangers.</text:span></text:p>
            <text:p text:style-name="P45"/>
            <text:p text:style-name="P45"><text:span text:style-name="T83">ἀ</text:span>κονάω: to sharpen, <text:span text:style-name="T65">to </text:span>whet</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5">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66"><text:span text:style-name="T11">A </text:span><text:span text:style-name="T67">Wild Hog</text:span>, <text:span text:style-name="T11">A</text:span> Horse And <text:span text:style-name="T11">A</text:span> Hunter</text:p>
            <text:p text:style-name="P22"><text:span text:style-name="T67">A wild hog</text:span> and <text:span text:style-name="T67">a </text:span>horse <text:span text:style-name="T67">grazed in </text:span>the same <text:span text:style-name="T67">place</text:span>. <text:span text:style-name="T9">A</text:span><text:span text:style-name="T67">nd </text:span><text:span text:style-name="T68">each time when </text:span>the boar destroyed the grass and clouded the water, the horse wanting <text:span text:style-name="T68">to pay </text:span>him <text:span text:style-name="T68">back</text:span>, <text:span text:style-name="T68">took </text:span>a hunter <text:span text:style-name="T68">as an ally</text:span>. <text:span text:style-name="T68">And as he was saying not any other way to be able to help him if he would not endure a bridle and to receive him as a rider, </text:span>the horse submitted to <text:span text:style-name="T68">everything</text:span>. <text:span text:style-name="T68">And </text:span>the hunter mounted on <text:span text:style-name="T68">him and </text:span><text:span text:style-name="T69">conquered the boar</text:span>, and, <text:span text:style-name="T69">leading forth the horse he bound him to the manger</text:span>.</text:p>
            <text:p text:style-name="P22"/>
            <text:p text:style-name="P22">Thus many people<text:span text:style-name="T69"> because of irational </text:span>anger, <text:span text:style-name="T69">as long as they would take avenge on there enemies</text:span>, throw themselves under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5">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66"><text:span text:style-name="T11">A</text:span> <text:span text:style-name="T69">Hog</text:span> A<text:span text:style-name="T11">nd A </text:span><text:span text:style-name="T69">Bitch</text:span> <text:span text:style-name="T11">Insulding Eachother</text:span></text:p>
            <text:p text:style-name="P22"><text:span text:style-name="T69">A</text:span> sow and <text:span text:style-name="T69">a</text:span> <text:span text:style-name="T69">bitch</text:span><text:span text:style-name="T9"> </text:span><text:span text:style-name="T69">kept insulted eachother</text:span>. <text:span text:style-name="T69">And t</text:span>he sow swore by Aphrodite <text:span text:style-name="T69">truly she will </text:span>tear the <text:span text:style-name="T69">dog</text:span> to pieces <text:span text:style-name="T69">with her teeth</text:span>. <text:span text:style-name="T69">And t</text:span>he dog <text:span text:style-name="T69">feigning ignorance with this said:</text:span> " It's good<text:span text:style-name="T9"> </text:span><text:span text:style-name="T70">the you make an oath for us</text:span><text:span text:style-name="T9"> </text:span>by Aphrodite.<text:span text:style-name="T9"> </text:span><text:span text:style-name="T70">For you would seem to be loved as much as possible by her</text:span>, she who <text:span text:style-name="T71">doesn’t even at all allow</text:span> into her temple <text:span text:style-name="T71">he who </text:span>has tasted <text:span text:style-name="T71">of </text:span>your impure flesh.” <text:span text:style-name="T71">And the sow <text:s/>[said] </text:span>“<text:span text:style-name="T9">Th</text:span><text:span text:style-name="T71">erefore because of this</text:span> <text:span text:style-name="T71">it </text:span>is <text:span text:style-name="T71">more clear </text:span>the goddess loves me. <text:span text:style-name="T71">For </text:span>she absolutely repels <text:span text:style-name="T71">he who</text:span> kills me or <text:span text:style-name="T71">otherwise insults</text:span> me in any way. <text:span text:style-name="T71">However</text:span>, you smell bad, both <text:span text:style-name="T71">living </text:span>and <text:span text:style-name="T71">having died</text:span>.”</text:p>
            <text:p text:style-name="P22"/>
            <text:p text:style-name="P22"><text:span text:style-name="T71">The </text:span>fable shows that wise orators <text:span text:style-name="T71">with ease of method</text:span> <text:span text:style-name="T71">transform</text:span> the insults of their enemies <text:span text:style-name="T71">into </text:span>praise.</text:p>
            <text:p text:style-name="P22"/>
            <text:p text:style-name="P22">ἦ μήν<text:span text:style-name="T9"> </text:span><text:span text:style-name="T69">=</text:span> ἦ μέν: now verily, full surely</text:p>
            <text:p text:style-name="P22">εὐμέθοδος, ον: easily compassed or easily discovered, well-arranged, of persons, scientific,</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5"><text:span text:style-name="AncientGreek_3a__20_Ἀρχαία_20_ἑλληνικά"><text:span text:style-name="T5">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5"><text:span text:style-name="AncientGreek_3a__20_Ἀρχαία_20_ἑλληνικά"><text:span text:style-name="T5"/></text:span></text:p>
            <text:p text:style-name="P15"><text:span text:style-name="AncientGreek_3a__20_Ἀρχαία_20_ἑλληνικά"><text:span text:style-name="T5">Ὁ μῦθος πρὸς ἄνδρας ἐξώλεις ὠφελεῖν μὲν ἐπαγγελλομένους, βλάπτοντας δὲ μεγάλα.</text:span></text:span></text:p>
          </table:table-cell>
          <table:table-cell table:style-name="Table3.A1" office:value-type="string">
            <text:p text:style-name="P66">Wasps, Partridges And <text:span text:style-name="T11">A</text:span> <text:span text:style-name="T71">Farmer</text:span></text:p>
            <text:p text:style-name="P22">Wasps and partridges<text:span text:style-name="T9"> </text:span><text:span text:style-name="T71">being held</text:span><text:span text:style-name="T9"> </text:span>by thirst, came to a plowman <text:span text:style-name="T71">requesting from</text:span> him<text:span text:style-name="T9"> </text:span><text:span text:style-name="T71">[something]</text:span><text:span text:style-name="T9"> </text:span>to drink, promising in exchange<text:span text:style-name="T9"> </text:span><text:span text:style-name="T71">of</text:span><text:span text:style-name="T9"> </text:span>a little water to <text:span text:style-name="T71">repay this favor. T</text:span>he partridges digging his vineyard, and the wasps going around <text:span text:style-name="T72">in circles </text:span>to ward off the thieves with their goads. <text:span text:style-name="T72">But t</text:span>he <text:span text:style-name="T72">farmer</text:span> <text:span text:style-name="T72">said</text:span>: "But I have two oxen which do everything without promising anything: it is therefore better that I give<text:span text:style-name="T9"> </text:span><text:span text:style-name="T72">[water] to</text:span><text:span text:style-name="T9"> </text:span>them than to you."</text:p>
            <text:p text:style-name="P22"/>
            <text:p text:style-name="P22"><text:span text:style-name="T72">The</text:span> fable is <text:span text:style-name="T72">for</text:span> corrupt men who <text:span text:style-name="T72">promising to aid</text:span><text:span text:style-name="T9"> </text:span><text:span text:style-name="T72">but</text:span><text:span text:style-name="T9"> </text:span><text:span text:style-name="T72">greatly harming</text:span>.</text:p>
            <text:p text:style-name="P22"/>
            <text:p text:style-name="P22">πέρδιξ, ικος : <text:span text:style-name="T72">partridge</text:span></text:p>
            <text:p text:style-name="P22"><text:span text:style-name="T72">ἀποσοβέω: to scare away, as one does birds, keep off from oneself, to be scared, to be off in a hurry</text:span></text:p>
            <text:p text:style-name="P22"><text:span text:style-name="T72">ἐξώλης , ες: utterly destroyed, ruined, pernicious, abominable,</text:span></text:p>
          </table:table-cell>
        </table:table-row>
        <text:soft-page-break/>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6"><text:span text:style-name="AncientGreek_3a__20_Ἀρχαία_20_ἑλληνικά"><text:span text:style-name="T5">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Ὁ λόγος δηλοῖ ὅτι τινὲς τοῖς ἐχθροῖς αἱροῦνται συναποθνῄσκειν.</text:span></text:span></text:p>
          </table:table-cell>
          <table:table-cell table:style-name="Table3.A1" office:value-type="string">
            <text:p text:style-name="P66"><text:span text:style-name="T11">A</text:span> Wasp And <text:span text:style-name="T11">A</text:span> Snake</text:p>
            <text:p text:style-name="P46"><text:span text:style-name="T72">A</text:span> wasp s<text:span text:style-name="T72">itting</text:span> on the head of a snake and <text:span text:style-name="T72">constantly striking it with its stinger</text:span> <text:span text:style-name="T73">distressed [it]</text:span>. <text:span text:style-name="T73">And t</text:span>he snake <text:span text:style-name="T73">being in great suffering and being </text:span>unable to avenge itself o<text:span text:style-name="T73">f</text:span> its enemy, p<text:span text:style-name="T73">laced</text:span> its head under the wheel of a cart and thus died with the wasp.</text:p>
            <text:p text:style-name="P22"/>
            <text:p text:style-name="P22"><text:span text:style-name="T73">The</text:span> <text:span text:style-name="T73">account </text:span>shows that some people <text:span text:style-name="T73">choose to die with their enemies</text:span>.</text:p>
            <text:p text:style-name="P22"/>
            <text:p text:style-name="P22">χειμάζω: expose to the winter, pass winter, raise a storm, distress, <text:span text:style-name="T73">s</text:span>uffer grievously<text:line-break/>περιώδυνος , ον: exceeding painful, suffering great pain</text:p>
          </table:table-cell>
        </table:table-row>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6"><text:span text:style-name="AncientGreek_3a__20_Ἀρχαία_20_ἑλληνικά"><text:span text:style-name="T5">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Οὕτω πολλοὶ διὰ φόβον τῶν κρειττόνων καὶ τὰς ἐκ τῶν ἡττόνων ὕβρεις ὑπομένουσιν.</text:span></text:span></text:p>
          </table:table-cell>
          <table:table-cell table:style-name="Table3.A1" office:value-type="string">
            <text:p text:style-name="P22"><text:span text:style-name="T11">A</text:span> Bull And Wild Goats</text:p>
            <text:p text:style-name="P22"/>
            <text:p text:style-name="P22">A bull pursued by a lion took refuge in a den where there were wild goats. Struck and gored by them, he said to them: “If I endure your blows, it is not that I am afraid of you, but I fear the one who stands at the entrance of the cave. »</text:p>
            <text:p text:style-name="P22"/>
            <text:p text:style-name="P22">It is thus that often the fear of someone stronger makes us bear the outrages of someone weaker than ourselves.</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7"><text:span text:style-name="AncientGreek_3a__20_Ἀρχαία_20_ἑλληνικά"><text:span text:style-name="T5">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7"><text:span text:style-name="AncientGreek_3a__20_Ἀρχαία_20_ἑλληνικά"><text:span text:style-name="T5"/></text:span></text:p>
            <text:p text:style-name="P17"><text:span text:style-name="AncientGreek_3a__20_Ἀρχαία_20_ἑλληνικά"><text:span text:style-name="T5">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22"><text:span text:style-name="T11">A</text:span> Peacock And <text:span text:style-name="T11">A</text:span> Crane</text:p>
            <text:p text:style-name="P22">The peacock made fun of the crane and criticized its color. 'I,' he said, 'am dressed in gold and purple; you don't wear anything beautiful on your wings. “But I,” replied the crane, “I sing very close to the stars and I rise to the heights of the sky; you, like the roosters, you walk on the ground, with the hens. »</text:p>
            <text:p text:style-name="P22"/>
            <text:p text:style-name="P22">It is better to be illustrious in poor clothing than to live without glory, panading in wealth.</text:p>
          </table:table-cell>
        </table:table-row>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5">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27"><text:span text:style-name="T11">A</text:span> Peacock And <text:span text:style-name="T11">A</text:span> Jackdaw</text:p>
            <text:p text:style-name="P27">the birds deliberated over the choice of a king. The peacock pretended to be made king because of his beauty, and the birds were about to vote for him, when the jackdaw cried: "But if, when you reign, the eagle gives us chase, what help can we expect? of you ? »</text:p>
            <text:p text:style-name="P22"/>
            <text:p text:style-name="P22">This fable shows that one should not blame those who, foreseeing future perils, take their precautions in advance.</text:p>
          </table:table-cell>
        </table:table-row>
        <text:soft-page-break/>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8"><text:span text:style-name="AncientGreek_3a__20_Ἀρχαία_20_ἑλληνικά"><text:span text:style-name="T5">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τοὺς φρονίμους τῶν ἀνθρώπων αἱ τῶν πέλας συμφοραὶ σωφρονίζουσι.</text:span></text:span></text:p>
          </table:table-cell>
          <table:table-cell table:style-name="Table3.A1" office:value-type="string">
            <text:p text:style-name="P22">The Cicada And The Fox</text:p>
            <text:p text:style-name="P22">A cicada was singing on a high tree. A fox who wanted to devour her imagined this trick. He placed himself in front of her, he admired her beautiful voice and he invited her to come down: he wanted, he said, to see the animal which had such a voice. Suspecting the trap, the cicada tore off a leaf and dropped it. The fox ran up, thinking it was the cicada. "You're wrong, buddy," she said to him, "if you thought I'd come down: I've been wary of foxes since the day I saw cicada wings in the droppings of one of them." »</text:p>
            <text:p text:style-name="P22"/>
            <text:p text:style-name="P22">The neighbour's misfortunes soothe sensible 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5">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22">The Cicada And The Ants</text:p>
            <text:p text:style-name="P22">It was in winter; their grain being wet, the ants made it dry. A hungry cicada asked them for something to eat. The ants said to him: “Why, during the summer, did you not also gather provisions? "I didn't have time," replied the cicada: I was singing melodiously. The ants laughed in his face: “Well! they said, if you sang in summer, dance in winter. »</text:p>
            <text:p text:style-name="P22"/>
            <text:p text:style-name="P22">This fable shows that in any business one must guard against negligence, if one wishes to avoid grief and 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13"><text:span text:style-name="AncientGreek_3a__20_Ἀρχαία_20_ἑλληνικά"><text:span text:style-name="T5">Τοῖχος σπαραττόμενος ὑπὸ πάλου βιαίως ἐφώνει· « Τί με σπαράττεις μηδὲν ἠδικηκότα ; » Καὶ ὅς· « Οὐκ ἐγώ, φησίν, αἴτιος τούτου, ἀλλ’ ὁ ὄπισθεν σφοδρῶς με τύπτων. »</text:span></text:span></text:p>
          </table:table-cell>
          <table:table-cell table:style-name="Table3.A1" office:value-type="string">
            <text:p text:style-name="P22">The Wall And The Ankle</text:p>
            <text:p text:style-name="P22">A wall, brutally pierced by a peg, cried: "Why do you pierce me, I who have done you no harm?" — It is not I, said the ankle, who am the cause of what you suffer, but the one who strikes me violently from behind. »</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5">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που γὰρ τοιοῦτον πικρὸν ἄγγελον ἔχει, ἐὰν αὐτὸς ἐπέλθῃ μοι, τί ποιήσω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κ τῆς ἀρχῆς τὰ τέλη δεῖ προσκοπῆσαι καὶ τότε δὴ λοιπὸν ἑαυτοὺς περισῴζειν.</text:span></text:span></text:p>
          </table:table-cell>
          <table:table-cell table:style-name="Table3.A1" office:value-type="string">
            <text:p text:style-name="P22">The Archer And The Lion</text:p>
            <text:p text:style-name="P22">A skilled archer went up the mountain to hunt there. All the animals fled; only the lion challenged him to battle. The man shot him a line and having reached him, said to him: “See who my messenger is, after which I will come to you too. The wounded lion began to flee. However, a fox shouted to him to have confidence and not to run away. The lion answered him: “You will not impress me; if he has such a bitter messenger, when he himself comes, what shall I do? »</text:p>
            <text:p text:style-name="P22"/>
            <text:p text:style-name="P22">It is at the beginning that we must examine the end and therefore ensure our salvation.</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5">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ὺς ἀχαρίστους καὶ βουλομένους τοὺς φίλους πλεονεκτεῖν ὁ μῦθος ἐλέγχει.</text:span></text:span></text:p>
          </table:table-cell>
          <table:table-cell table:style-name="Table3.A1" office:value-type="string">
            <text:p text:style-name="P22"><text:span text:style-name="T11">A</text:span> Goat And <text:span text:style-name="T11">A</text:span> Vine</text:p>
            <text:p text:style-name="P22">At the time when the vine sprouts its shoots, a goat grazed on the buds. The vine said to him: “Why do you damage me? Is there no more green grass? I will none the less provide all the necessary wine, when you are sacrificed. »</text:p>
            <text:p text:style-name="P22"/>
            <text:p text:style-name="P22">This fable confuses people who are ungrateful and want to rob their friends.</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5">Τὰς ὑαίνας φασὶ παρ’ ἐνιαυτὸν ἀλλάττειν τὴν φύσιν καὶ ποτὲ μὲν ἄρρενας γίνεσθαι, ποτὲ δὲ θηλείας. Καὶ δή ποτε ὕαινα ἄρσην <text:s/>πρὸς&gt;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22"><text:span text:style-name="T11">Some </text:span>H<text:span text:style-name="T11">yenas</text:span></text:p>
            <text:p text:style-name="P22">Hyenas, it is said, change their nature every year and become alternately male and female. But one day a male hyena took an unnatural posture towards a female hyena. She replied: “If you do that, comrade, think that you will soon undergo the same treatment. »</text:p>
            <text:p text:style-name="P22"/>
            <text:p text:style-name="P22">This is what the magistrate in charge could say to the magistrate who is to succeed him, if he had to suffer some indignity from him.</text:p>
          </table:table-cell>
        </table:table-row>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56"><text:span text:style-name="AncientGreek_3a__20_Ἀρχαία_20_ἑλληνικά"><text:span text:style-name="T5">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56"><text:span text:style-name="AncientGreek_3a__20_Ἀρχαία_20_ἑλληνικά"><text:span text:style-name="T5"/></text:span></text:p>
            <text:p text:style-name="P19"><text:span text:style-name="AncientGreek_3a__20_Ἀρχαία_20_ἑλληνικά"><text:span text:style-name="T5">Πρὸς ἄνδρα ἀμφίβολον.</text:span></text:span></text:p>
          </table:table-cell>
          <table:table-cell table:style-name="Table3.A1" office:value-type="string">
            <text:p text:style-name="P22"><text:span text:style-name="T11">A</text:span> Hyena And <text:span text:style-name="T11">A</text:span> Fox</text:p>
            <text:p text:style-name="P22">It is said that hyenas change nature every year and alternately become male and female. But a hyena, seeing a fox, reproached him for pushing her away, when she wanted to become his friend. "It's not me you have to blame," replied the fox, "it's your nature, which means that I don't know if I'll have a friend or a friend in you." »</text:p>
            <text:p text:style-name="P22"/>
            <text:p text:style-name="P22">This is aimed at the ambiguous man.</text:p>
          </table:table-cell>
        </table:table-row>
        <text:soft-page-break/>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5">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κ ἐν τῷ τάχει τὰ πράγματα, ἐν δὲ τῇ τελειότητι κρίνεται.</text:span></text:span></text:p>
          </table:table-cell>
          <table:table-cell table:style-name="Table3.A1" office:value-type="string">
            <text:p text:style-name="P22"><text:span text:style-name="T11">A</text:span> Sow And <text:span text:style-name="T11">A</text:span> Female Dog Disputing About Fertility</text:p>
            <text:p text:style-name="P22">The sow and the female dog were arguing about fertility. The female dog claimed that, alone of all quadrupeds, she had short litters. “When you say that, says the sow, recognize that you only give birth to blind people. »</text:p>
            <text:p text:style-name="P22"/>
            <text:p text:style-name="P22">This fable shows that a work is judged, not on the speed, but on the perfection of the execution.</text:p>
          </table:table-cell>
        </table:table-row>
        <table:table-row table:style-name="Table3.1">
          <table:table-cell table:style-name="Table3.A1" office:value-type="string">
            <text:p text:style-name="P71"><text:span text:style-name="AncientGreek_3a__20_Ἀρχαία_20_ἑλληνικά"><text:span text:style-name="T1">343. Φαλακρὸς ἱππεύς</text:span></text:span></text:p>
            <text:p text:style-name="P63"><text:span text:style-name="AncientGreek_3a__20_Ἀρχαία_20_ἑλληνικά"><text:span text:style-name="T5">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22"><text:span text:style-name="T11">A</text:span> Bald Rider</text:p>
            <text:p text:style-name="P22">A bald man who wore a wig rode on horseback. The wind, having begun to blow, took away his false hair, and the witnesses of his misfortune began to laugh out loud. Then the rider, stopping his horse, said: "What is it strange that hairs which are not mine leave me, they which have abandoned even their true owner, with whom nature gave birth? »</text:p>
            <text:p text:style-name="P22"/>
            <text:p text:style-name="P22">We should not be distressed by the accidents that happen to us: what we do not have in our nature from birth .</text:p>
          </table:table-cell>
        </table:table-row>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5">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δὲν ἡ κτῆσις, ἐὰν μὴ ἡ χρῆσις προσῇ.</text:span></text:span></text:p>
          </table:table-cell>
          <table:table-cell table:style-name="Table3.A1" office:value-type="string">
            <text:p text:style-name="P22"><text:span text:style-name="T11">A</text:span> Miser</text:p>
            <text:p text:style-name="P22">A miser converts all his fortune into gold, makes an ingot of it and buries it in a certain place, where he buries his heart and his mind at the same time. Every day he came to see his treasure. Now a workman observed it, guessed what it was, and, digging up the ingot, took it away. Some time later, the miser also came, and, finding the place empty, he began to moan and tear his hair. A fellow, having seen him lament thus, and having inquired about the motive, said to him: “Don't despair like this, friend; for, while having gold, you had none. Take a stone, put it instead of gold, and imagine that it is your gold; he will perform the same office for you; for as I see, even when the gold was there, you did not use your property. »</text:p>
            <text:p text:style-name="P22"/>
            <text:p text:style-name="P22">This fable shows that possession is nothing if enjoyment is not added to it.</text:p>
          </table:table-cell>
        </table:table-row>
        <text:soft-page-break/>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0"><text:span text:style-name="AncientGreek_3a__20_Ἀρχαία_20_ἑλληνικά"><text:span text:style-name="T5">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τοὺς ὑπνώδεις καὶ ἀργοὺς καὶ ἐξ ἀλλοτρίων πόνων τρεφομένους ὁ μῦθος ἐλέγχει.</text:span></text:span></text:p>
          </table:table-cell>
          <table:table-cell table:style-name="Table3.A1" office:value-type="string">
            <text:p text:style-name="P22"><text:span text:style-name="T11">A</text:span> Blacksmith And His Dog</text:p>
            <text:p text:style-name="P22"/>
            <text:p text:style-name="P22">A blacksmith had a dog. When he forged, the dog slept; but when he began to eat, the dog came and sat beside him. The blacksmith, having thrown him a bone, said to him: “Unhappy beast, always asleep, when I strike my anvil, you sleep; but when I move my jaws, immediately you wake up. »</text:p>
            <text:p text:style-name="P22"/>
            <text:p text:style-name="P22">Sleepy, lazy people who live off other people's labor will recognize themselves in this fable.</text:p>
          </table:table-cell>
        </table:table-row>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5">Χειμὼν ἔσκωψε εἰς τὸ ἔαρ καὶ αὐτὸ ὠνείδισεν ὅτι εὐθὺς φανέντος ἡσυχίαν ἄγει ἔτι οὐδείς, ἀλλ’ ὁ μέν τις ἐπὶ λειμῶνας καὶ ἄλση γίνεται, ὅτῳ ἄρα φίλον δρέπεσθαι ἀνθέων καὶ κρίνων, ἢ καὶ ῥόδον τι περιαγαγεῖν τε τοῖς ἑαυτοῦ ὄμμασιν, καὶ παραθέσθαι [ἢ]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κ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22">Winter And Spring</text:p>
            <text:p text:style-name="P22">Winter once made fun of Spring and charged it with reproaches. As soon as he appeared, no one remained at rest; one went to the meadows or the woods, taking pleasure in picking flowers, lilies and roses, spinning them before his eyes and putting them in his hair; the other embarked, and, on occasion, crossed the sea to see other men; nobody cared anymore about the winds or the heavy showers. “Me, he added, I look like a leader and an absolute monarch. I want you to turn your eyes, not towards the sky, but down towards the earth, and I force people to fear and to tremble, and to resign themselves sometimes to keeping their house all day. 'That's why,' replied Printemps, 'that men take pleasure in being freed from your presence. From me, on the contrary, the very name seems beautiful to them, the fairest, by Zeus, of all names. Also, when I disappeared, they keep my memory, and, as soon as I appeared, they are full of joy. »</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5">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lt;ὅτι&gt;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22"><text:span text:style-name="T11">A</text:span> Swallow And <text:span text:style-name="T11">A</text:span> Dragon</text:p>
            <text:p text:style-name="P22">A swallow that had made its nest in a court had come out, when a dragon came crawling to devour its young. Upon her return, finding the nest empty, she moaned, outraged with pain. Another swallow, to console her, told her that she was not the only one who had had the misfortune to lose her young. “Oh! she replied, I am less sorry to have lost my children than because I am the victim of a crime in a place where victims of violence find assistance. »</text:p>
            <text:p text:style-name="P22"><text:span text:style-name="T74">This fable shows that misfortunes are often more difficult to bear when they come from those from whom they were least expected.</text:span> </text:p>
          </table:table-cell>
        </table:table-row>
        <text:soft-page-break/>
        <table:table-row table:style-name="Table3.1">
          <table:table-cell table:style-name="Table3.A1" office:value-type="string">
            <text:p text:style-name="P3"><text:span text:style-name="AncientGreek_3a__20_Ἀρχαία_20_ἑλληνικά"><text:span text:style-name="T1">348. Χελιδὼν καὶ κορώνη <text:s/>περὶ κάλλους</text:span></text:span></text:p>
            <text:p text:style-name="P13"><text:span text:style-name="AncientGreek_3a__20_Ἀρχαία_20_ἑλληνικά"><text:span text:style-name="T5">φιλονεικοῦσαι&gt;.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τοῦ σώματος παράτασις εὐπρεπείας καλλίων.</text:span></text:span></text:p>
          </table:table-cell>
          <table:table-cell table:style-name="Table3.A1" office:value-type="string">
            <text:p text:style-name="P22"><text:span text:style-name="T11">A</text:span> Swallow And <text:span text:style-name="T11">A</text:span> Crow Disputing About Their Beauty</text:p>
            <text:p text:style-name="P22">The swallow and the crow argued over their beauty. To the swallow's reasons the crow replied, "Your beauty only blooms in the season of spring, while I have a body that defies even winter." »</text:p>
            <text:p text:style-name="P22"/>
            <text:p text:style-name="P22">This fable shows that it is better to prolong your life than to be beautiful.</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21"><text:span text:style-name="AncientGreek_3a__20_Ἀρχαία_20_ἑλληνικά"><text:span text:style-name="T5">Ἄρτι τοῦ ἰξοῦ φυομένου, χελιδὼν αἰσθομένη τὸν ἐνιστάμενον τοῖς πετεινοῖς κίνδυνον, συναθροίσασα πάντα τὰ ὄρνεα, συνεβούλευσεν αὐτοῖς μάλιστα μὲν ταῖς ἰξοφόροις δρυσὶν ἐκκόψ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1"><text:span text:style-name="AncientGreek_3a__20_Ἀρχαία_20_ἑλληνικά"><text:span text:style-name="T5"/></text:span></text:p>
            <text:p text:style-name="P21"><text:span text:style-name="AncientGreek_3a__20_Ἀρχαία_20_ἑλληνικά"><text:span text:style-name="T5">Ὁ λόγος δηλοῖ ὅτι οἱ τὰ μέλλοντα προορώμενοι εἰκότως τοὺς κινδύνους διακρούονται.</text:span></text:span></text:p>
          </table:table-cell>
          <table:table-cell table:style-name="Table3.A1" office:value-type="string">
            <text:p text:style-name="P22"><text:span text:style-name="T11">A</text:span> Swallow And <text:span text:style-name="T11">Some</text:span> Birds</text:p>
            <text:p text:style-name="P22">As the mistletoe had just sprouted, the swallow, sensing the danger which threatened the birds, gathered them all together and advised them above all to cut the mistletoe from the oaks which bore it; but if that was impossible for them, to take refuge among the men and beg them not to resort to the effect of the glue to catch them. The birds laughed at her, calling her doting. So she went to the men and presented herself as a supplicant. They welcomed him because of his intelligence and gave him a place in their homes. It thus happened that the other birds were taken and eaten by the men, and that only the swallow, their protected, even nested without fear in their houses.</text:p>
            <text:p text:style-name="P22"/>
            <text:p text:style-name="P22">This fable shows that when we foresee the future, we naturally escape dangers.</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5">Ἡ χελιδὼν ἔφη πρὸς τὴν κορώνην· « Ἐγὼ παρθένος καὶ Ἀθηναία καὶ βασίλισσα καὶ βασιλέως τῶν Ἀθηνῶν θυγάτηρ &lt;εἰμί&gt;, » καὶ προσέθηκε καὶ τὸν Τηρέα καὶ τὴν βίαν καὶ τὴν ἀποκοπὴν τῆς γλώττης. Καὶ ἡ κορώνη· « Τί ἄν, ἔφη, ἐποίησας, εἰ τὴν γλῶτταν εἶχες, ὅπου, τμηθείσης, τοσαῦτα λαλεῖς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οἱ ἀλαζόνες διὰ τοῦ λόγου ψευδολογοῦντες αὐτοὶ ἑαυτοῖς ἔλεγχος καθίστανται.</text:span></text:span></text:p>
          </table:table-cell>
          <table:table-cell table:style-name="Table3.A1" office:value-type="string">
            <text:p text:style-name="P22"><text:span text:style-name="T11">A</text:span> Boasting Swallow And <text:span text:style-name="T11">A</text:span> Crow</text:p>
            <text:p text:style-name="P22">The swallow said to the crow: "I am a virgin, and Athenian, and princess, and daughter of the king of Athens," and she also told how Tereus had done violence to her and had cut out her tongue. The crow went on: “What would it be if you had your tongue, when having lost it, you gossip so much! »</text:p>
            <text:p text:style-name="P22"/>
            <text:p text:style-name="P22">By dint of lying, the boastful testify against themselves.</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5">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22"><text:span text:style-name="T11">A</text:span> Turtle And <text:span text:style-name="T11">An</text:span> Eagle</text:p>
            <text:p text:style-name="P22">A tortoise begged an eagle to teach him to fly. The eagle showing her that she was not made for flight, far from it! she only became more pressing in her prayers. So he took her in his claws, lifted her into the air, then let her go. The turtle fell on rocks and was shattered.</text:p>
            <text:p text:style-name="P22"/>
            <text:p text:style-name="P22">This fable shows that often, by wanting to compete with others, in spite of the wisest advice, one harms oneself.</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51"><text:span text:style-name="AncientGreek_3a__20_Ἀρχαία_20_ἑλληνικά"><text:span text:style-name="T5">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δεῖον τῆς νίκης ἀφίκετο.</text:span></text:span></text:p>
            <text:p text:style-name="P51"><text:span text:style-name="AncientGreek_3a__20_Ἀρχαία_20_ἑλληνικά"><text:span text:style-name="T5"/></text:span></text:p>
            <text:p text:style-name="P51"><text:span text:style-name="AncientGreek_3a__20_Ἀρχαία_20_ἑλληνικά"><text:span text:style-name="T5">Ὁ λόγος δηλοῖ ὅτι πολλάκις φύσιν ἀμελοῦσαν πόνος ἐνίκησεν.</text:span></text:span></text:p>
          </table:table-cell>
          <table:table-cell table:style-name="Table3.A1" office:value-type="string">
            <text:p text:style-name="P22"><text:span text:style-name="T11">A</text:span> Turtle And <text:span text:style-name="T11">A</text:span> Hare</text:p>
            <text:p text:style-name="P22">The tortoise and the hare were arguing who was faster. Accordingly they fixed a day and a place and went their separate ways. Now the hare, confident in his natural speed, did not hurry to leave; he lay down by the side of the road and fell asleep; but the tortoise, which was conscious of its slowness, did not cease running, and thus taking the lead over the sleeping hare, it arrived at the goal and won the prize.</text:p>
            <text:p text:style-name="P22">This fable shows that hard work often trumps natural gifts, if they are neglected.</text:p>
          </table:table-cell>
        </table:table-row>
        <table:table-row table:style-name="Table3.1">
          <table:table-cell table:style-name="Table3.A1" office:value-type="string">
            <text:p text:style-name="P3"><text:span text:style-name="AncientGreek_3a__20_Ἀρχαία_20_ἑλληνικά"><text:span text:style-name="T4">353. </text:span></text:span><text:span text:style-name="AncientGreek_3a__20_Ἀρχαία_20_ἑλληνικά"><text:span text:style-name="T1">Χῆνες</text:span></text:span><text:span text:style-name="AncientGreek_3a__20_Ἀρχαία_20_ἑλληνικά"><text:span text:style-name="T4"> </text:span></text:span><text:span text:style-name="AncientGreek_3a__20_Ἀρχαία_20_ἑλληνικά"><text:span text:style-name="T1">καὶ</text:span></text:span><text:span text:style-name="AncientGreek_3a__20_Ἀρχαία_20_ἑλληνικά"><text:span text:style-name="T4"> </text:span></text:span><text:span text:style-name="AncientGreek_3a__20_Ἀρχαία_20_ἑλληνικά"><text:span text:style-name="T1">γέρανοι</text:span></text:span></text:p>
            <text:p text:style-name="P13"><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τὸν</text:span></text:span><text:span text:style-name="AncientGreek_3a__20_Ἀρχαία_20_ἑλληνικά"><text:span text:style-name="T8"> </text:span></text:span><text:span text:style-name="AncientGreek_3a__20_Ἀρχαία_20_ἑλληνικά"><text:span text:style-name="T5">αὐτὸν</text:span></text:span><text:span text:style-name="AncientGreek_3a__20_Ἀρχαία_20_ἑλληνικά"><text:span text:style-name="T8"> </text:span></text:span><text:span text:style-name="AncientGreek_3a__20_Ἀρχαία_20_ἑλληνικά"><text:span text:style-name="T5">λειμῶνα</text:span></text:span><text:span text:style-name="AncientGreek_3a__20_Ἀρχαία_20_ἑλληνικά"><text:span text:style-name="T8"> </text:span></text:span><text:span text:style-name="AncientGreek_3a__20_Ἀρχαία_20_ἑλληνικά"><text:span text:style-name="T5">ἐνέμοντο</text:span></text:span><text:span text:style-name="AncientGreek_3a__20_Ἀρχαία_20_ἑλληνικά"><text:span text:style-name="T8">. </text:span></text:span><text:span text:style-name="AncientGreek_3a__20_Ἀρχαία_20_ἑλληνικά"><text:span text:style-name="T5">Ἐπιφανέντων</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αὐτοῖς</text:span></text:span><text:span text:style-name="AncientGreek_3a__20_Ἀρχαία_20_ἑλληνικά"><text:span text:style-name="T8"> </text:span></text:span><text:span text:style-name="AncientGreek_3a__20_Ἀρχαία_20_ἑλληνικά"><text:span text:style-name="T5">θηρευτῶν</text:span></text:span><text:span text:style-name="AncientGreek_3a__20_Ἀρχαία_20_ἑλληνικά"><text:span text:style-name="T8">, </text:span></text:span><text:span text:style-name="AncientGreek_3a__20_Ἀρχαία_20_ἑλληνικά"><text:span text:style-name="T5">α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γέρανοι</text:span></text:span><text:span text:style-name="AncientGreek_3a__20_Ἀρχαία_20_ἑλληνικά"><text:span text:style-name="T8"> </text:span></text:span><text:span text:style-name="AncientGreek_3a__20_Ἀρχαία_20_ἑλληνικά"><text:span text:style-name="T5">ἐλαφραὶ</text:span></text:span><text:span text:style-name="AncientGreek_3a__20_Ἀρχαία_20_ἑλληνικά"><text:span text:style-name="T8"> </text:span></text:span><text:span text:style-name="AncientGreek_3a__20_Ἀρχαία_20_ἑλληνικά"><text:span text:style-name="T5">οὖσαι</text:span></text:span><text:span text:style-name="AncientGreek_3a__20_Ἀρχαία_20_ἑλληνικά"><text:span text:style-name="T8"> </text:span></text:span><text:span text:style-name="AncientGreek_3a__20_Ἀρχαία_20_ἑλληνικά"><text:span text:style-name="T5">ἀπέπτησαν</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χῆνες</text:span></text:span><text:span text:style-name="AncientGreek_3a__20_Ἀρχαία_20_ἑλληνικά"><text:span text:style-name="T8"> </text:span></text:span><text:span text:style-name="AncientGreek_3a__20_Ἀρχαία_20_ἑλληνικά"><text:span text:style-name="T5">μείναντες</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ὸ</text:span></text:span><text:span text:style-name="AncientGreek_3a__20_Ἀρχαία_20_ἑλληνικά"><text:span text:style-name="T8"> </text:span></text:span><text:span text:style-name="AncientGreek_3a__20_Ἀρχαία_20_ἑλληνικά"><text:span text:style-name="T5">βάρος</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σωμάτων</text:span></text:span><text:span text:style-name="AncientGreek_3a__20_Ἀρχαία_20_ἑλληνικά"><text:span text:style-name="T8"> </text:span></text:span><text:span text:style-name="AncientGreek_3a__20_Ἀρχαία_20_ἑλληνικά"><text:span text:style-name="T5">συνελήφθησαν</text:span></text:span><text:span text:style-name="AncientGreek_3a__20_Ἀρχαία_20_ἑλληνικά"><text:span text:style-name="T8">.</text:span></text:span></text:p>
            <text:p text:style-name="P13"><text:span text:style-name="AncientGreek_3a__20_Ἀρχαία_20_ἑλληνικά"><text:span text:style-name="T8"/></text:span></text:p>
            <text:p text:style-name="P13"><text:span text:style-name="AncientGreek_3a__20_Ἀρχαία_20_ἑλληνικά"><text:span text:style-name="T5">Οὕτω</text:span></text:span><text:span text:style-name="AncientGreek_3a__20_Ἀρχαία_20_ἑλληνικά"><text:span text:style-name="T8"> </text:span></text:span><text:span text:style-name="AncientGreek_3a__20_Ἀρχαία_20_ἑλληνικά"><text:span text:style-name="T5">καὶ</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ἀνθρώπων</text:span></text:span><text:span text:style-name="AncientGreek_3a__20_Ἀρχαία_20_ἑλληνικά"><text:span text:style-name="T8">, </text:span></text:span><text:span text:style-name="AncientGreek_3a__20_Ἀρχαία_20_ἑλληνικά"><text:span text:style-name="T5">ἐπὰν</text:span></text:span><text:span text:style-name="AncientGreek_3a__20_Ἀρχαία_20_ἑλληνικά"><text:span text:style-name="T8"> </text:span></text:span><text:span text:style-name="AncientGreek_3a__20_Ἀρχαία_20_ἑλληνικά"><text:span text:style-name="T5">πόλεμος</text:span></text:span><text:span text:style-name="AncientGreek_3a__20_Ἀρχαία_20_ἑλληνικά"><text:span text:style-name="T8"> </text:span></text:span><text:span text:style-name="AncientGreek_3a__20_Ἀρχαία_20_ἑλληνικά"><text:span text:style-name="T5">ἐν</text:span></text:span><text:span text:style-name="AncientGreek_3a__20_Ἀρχαία_20_ἑλληνικά"><text:span text:style-name="T8"> </text:span></text:span><text:span text:style-name="AncientGreek_3a__20_Ἀρχαία_20_ἑλληνικά"><text:span text:style-name="T5">πόλει</text:span></text:span><text:span text:style-name="AncientGreek_3a__20_Ἀρχαία_20_ἑλληνικά"><text:span text:style-name="T8"> </text:span></text:span><text:span text:style-name="AncientGreek_3a__20_Ἀρχαία_20_ἑλληνικά"><text:span text:style-name="T5">γένηται</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μὲν</text:span></text:span><text:span text:style-name="AncientGreek_3a__20_Ἀρχαία_20_ἑλληνικά"><text:span text:style-name="T8"> </text:span></text:span><text:span text:style-name="AncientGreek_3a__20_Ἀρχαία_20_ἑλληνικά"><text:span text:style-name="T5">πένητες</text:span></text:span><text:span text:style-name="AncientGreek_3a__20_Ἀρχαία_20_ἑλληνικά"><text:span text:style-name="T8"> </text:span></text:span><text:span text:style-name="AncientGreek_3a__20_Ἀρχαία_20_ἑλληνικά"><text:span text:style-name="T5">εὐπρόφοροι</text:span></text:span><text:span text:style-name="AncientGreek_3a__20_Ἀρχαία_20_ἑλληνικά"><text:span text:style-name="T8"> </text:span></text:span><text:span text:style-name="AncientGreek_3a__20_Ἀρχαία_20_ἑλληνικά"><text:span text:style-name="T5">ὄντες</text:span></text:span><text:span text:style-name="AncientGreek_3a__20_Ἀρχαία_20_ἑλληνικά"><text:span text:style-name="T8">, </text:span></text:span><text:span text:style-name="AncientGreek_3a__20_Ἀρχαία_20_ἑλληνικά"><text:span text:style-name="T5">ῥᾳδίως</text:span></text:span><text:span text:style-name="AncientGreek_3a__20_Ἀρχαία_20_ἑλληνικά"><text:span text:style-name="T8"> </text:span></text:span><text:span text:style-name="AncientGreek_3a__20_Ἀρχαία_20_ἑλληνικά"><text:span text:style-name="T5">ἀπὸ</text:span></text:span><text:span text:style-name="AncientGreek_3a__20_Ἀρχαία_20_ἑλληνικά"><text:span text:style-name="T8"> </text:span></text:span><text:span text:style-name="AncientGreek_3a__20_Ἀρχαία_20_ἑλληνικά"><text:span text:style-name="T5">πόλεως</text:span></text:span><text:span text:style-name="AncientGreek_3a__20_Ἀρχαία_20_ἑλληνικά"><text:span text:style-name="T8"> </text:span></text:span><text:span text:style-name="AncientGreek_3a__20_Ἀρχαία_20_ἑλληνικά"><text:span text:style-name="T5">εἰς</text:span></text:span><text:span text:style-name="AncientGreek_3a__20_Ἀρχαία_20_ἑλληνικά"><text:span text:style-name="T8"> </text:span></text:span><text:span text:style-name="AncientGreek_3a__20_Ἀρχαία_20_ἑλληνικά"><text:span text:style-name="T5">ἑτέραν</text:span></text:span><text:span text:style-name="AncientGreek_3a__20_Ἀρχαία_20_ἑλληνικά"><text:span text:style-name="T8"> </text:span></text:span><text:span text:style-name="AncientGreek_3a__20_Ἀρχαία_20_ἑλληνικά"><text:span text:style-name="T5">πόλιν</text:span></text:span><text:span text:style-name="AncientGreek_3a__20_Ἀρχαία_20_ἑλληνικά"><text:span text:style-name="T8"> </text:span></text:span><text:span text:style-name="AncientGreek_3a__20_Ἀρχαία_20_ἑλληνικά"><text:span text:style-name="T5">διασῴζονται</text:span></text:span><text:span text:style-name="AncientGreek_3a__20_Ἀρχαία_20_ἑλληνικά"><text:span text:style-name="T8"> </text:span></text:span><text:span text:style-name="AncientGreek_3a__20_Ἀρχαία_20_ἑλληνικά"><text:span text:style-name="T5">τῆς</text:span></text:span><text:span text:style-name="AncientGreek_3a__20_Ἀρχαία_20_ἑλληνικά"><text:span text:style-name="T8"> </text:span></text:span><text:span text:style-name="AncientGreek_3a__20_Ἀρχαία_20_ἑλληνικά"><text:span text:style-name="T5">ἐλευθερίας</text:span></text:span><text:span text:style-name="AncientGreek_3a__20_Ἀρχαία_20_ἑλληνικά"><text:span text:style-name="T8"> </text:span></text:span><text:span text:style-name="AncientGreek_3a__20_Ἀρχαία_20_ἑλληνικά"><text:span text:style-name="T5">μετέχοντες</text:span></text:span><text:span text:style-name="AncientGreek_3a__20_Ἀρχαία_20_ἑλληνικά"><text:span text:style-name="T8">, </text:span></text:span><text:span text:style-name="AncientGreek_3a__20_Ἀρχαία_20_ἑλληνικά"><text:span text:style-name="T5">οἱ</text:span></text:span><text:span text:style-name="AncientGreek_3a__20_Ἀρχαία_20_ἑλληνικά"><text:span text:style-name="T8"> </text:span></text:span><text:span text:style-name="AncientGreek_3a__20_Ἀρχαία_20_ἑλληνικά"><text:span text:style-name="T5">δὲ</text:span></text:span><text:span text:style-name="AncientGreek_3a__20_Ἀρχαία_20_ἑλληνικά"><text:span text:style-name="T8"> </text:span></text:span><text:span text:style-name="AncientGreek_3a__20_Ἀρχαία_20_ἑλληνικά"><text:span text:style-name="T5">πλούσιοι</text:span></text:span><text:span text:style-name="AncientGreek_3a__20_Ἀρχαία_20_ἑλληνικά"><text:span text:style-name="T8"> </text:span></text:span><text:span text:style-name="AncientGreek_3a__20_Ἀρχαία_20_ἑλληνικά"><text:span text:style-name="T5">διὰ</text:span></text:span><text:span text:style-name="AncientGreek_3a__20_Ἀρχαία_20_ἑλληνικά"><text:span text:style-name="T8"> </text:span></text:span><text:span text:style-name="AncientGreek_3a__20_Ἀρχαία_20_ἑλληνικά"><text:span text:style-name="T5">τὴν</text:span></text:span><text:span text:style-name="AncientGreek_3a__20_Ἀρχαία_20_ἑλληνικά"><text:span text:style-name="T8"> </text:span></text:span><text:span text:style-name="AncientGreek_3a__20_Ἀρχαία_20_ἑλληνικά"><text:span text:style-name="T5">τῶν</text:span></text:span><text:span text:style-name="AncientGreek_3a__20_Ἀρχαία_20_ἑλληνικά"><text:span text:style-name="T8"> </text:span></text:span><text:span text:style-name="AncientGreek_3a__20_Ἀρχαία_20_ἑλληνικά"><text:span text:style-name="T5">ὑπαρχόντων</text:span></text:span><text:span text:style-name="AncientGreek_3a__20_Ἀρχαία_20_ἑλληνικά"><text:span text:style-name="T8"> </text:span></text:span><text:span text:style-name="AncientGreek_3a__20_Ἀρχαία_20_ἑλληνικά"><text:span text:style-name="T5">ὑπερβολὴν</text:span></text:span><text:span text:style-name="AncientGreek_3a__20_Ἀρχαία_20_ἑλληνικά"><text:span text:style-name="T8"> </text:span></text:span><text:span text:style-name="AncientGreek_3a__20_Ἀρχαία_20_ἑλληνικά"><text:span text:style-name="T5">μένοντες</text:span></text:span><text:span text:style-name="AncientGreek_3a__20_Ἀρχαία_20_ἑλληνικά"><text:span text:style-name="T8"> </text:span></text:span><text:span text:style-name="AncientGreek_3a__20_Ἀρχαία_20_ἑλληνικά"><text:span text:style-name="T5">πολλάκις</text:span></text:span><text:span text:style-name="AncientGreek_3a__20_Ἀρχαία_20_ἑλληνικά"><text:span text:style-name="T8"> </text:span></text:span><text:span text:style-name="AncientGreek_3a__20_Ἀρχαία_20_ἑλληνικά"><text:span text:style-name="T5">δουλεύουσιν</text:span></text:span><text:span text:style-name="AncientGreek_3a__20_Ἀρχαία_20_ἑλληνικά"><text:span text:style-name="T8">.</text:span></text:span></text:p>
          </table:table-cell>
          <table:table-cell table:style-name="Table3.A1" office:value-type="string">
            <text:p text:style-name="P23">Geese And Cranes</text:p>
            <text:p text:style-name="P23">Geese and cranes pecked in the same meadow. Hunters appeared: the cranes, light, flew away; but the geese, delayed by the weight of their bodies, were taken.</text:p>
            <text:p text:style-name="P23"/>
            <text:p text:style-name="P23">It is the same with men: when a city is a prey to war, the poor move and flee easily from one country to another and retain their freedom; but the rich, held back by the excessive weight of their wealth, often become slaves.</text:p>
          </table:table-cell>
        </table:table-row>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5">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πισφαλής ἐστι βίος πένητι δυναστοῦ ἅρπαγος πλησίον παροικοῦντι.</text:span></text:span></text:p>
          </table:table-cell>
          <table:table-cell table:style-name="Table3.A1" office:value-type="string">
            <text:p text:style-name="P26">Pots</text:p>
            <text:p text:style-name="P26">An earthen pot and a copper pot were carried away by the current of a river. The earthen pot says to the copper pot: “Swim away from me, not beside me; because if you touch me, I shatter, even if I approach you without wanting to. »</text:p>
            <text:p text:style-name="P22"/>
            <text:p text:style-name="P22">Life is not safe for the poor man whose neighbor is a rapacious prince.</text:p>
          </table:table-cell>
        </table:table-row>
        <text:soft-page-break/>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5">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πονηροψόγον ἑτέροις ἀεὶ αἰτίας προσάπτειν ἐπιχειροῦντα ὁ λόγος εὔκαιρος.</text:span></text:span></text:p>
          </table:table-cell>
          <table:table-cell table:style-name="Table3.A1" office:value-type="string">
            <text:p text:style-name="P22"><text:span text:style-name="T11">A</text:span> Parrot And <text:span text:style-name="T11">A</text:span> <text:span text:style-name="T13">Weasle</text:span></text:p>
            <text:p text:style-name="P22">A man, having bought a parrot, left it free in his house. The parrot, which was tame, jumped up and perched on the hearth, and from there began to cackle in a pleasant manner. A cat, having seen him, asked him who he was and <text:span text:style-name="T11">w</text:span>here was he coming from. He replied, “The master has just bought me. - And you dare, shameless beast among all, resumed the cat, you dare, any newcomer, to utter such cries, while to me, born at home, the masters forbid me to shout! and if sometimes it happens to me, they get angry and throw me out. “Go for a walk, my fair lady; there is no comparison to be made between us; my voice does not irritate masters like yours. »</text:p>
            <text:p text:style-name="P22"/>
            <text:p text:style-name="P22">This fable suits malevolent critics always ready to blame others.</text:p>
          </table:table-cell>
        </table:table-row>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5">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22"><text:span text:style-name="T11">A</text:span><text:span text:style-name="T9"> </text:span><text:span text:style-name="T11">Flee</text:span><text:span text:style-name="T9"> </text:span>And <text:span text:style-name="T11">An</text:span> Athlete</text:p>
            <text:p text:style-name="P22">One day a flea jumped up and stood on the toe of a sick athlete, and while jumping it bit him. The angry athlete prepared his fingernails to crush him; but she picked up her momentum, and with one leap, one of those leaps she is used to, she escaped him and avoided death. Then the athlete said with a sigh: “O Heracles, if this is how you help me against a flea, what help can I expect from you against my adversaries? »</text:p>
            <text:p text:style-name="P22"/>
            <text:p text:style-name="P22">This fable teaches us that we too should not immediately call on the gods for harmless trifles, but for more pressing needs.</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49"><text:span text:style-name="AncientGreek_3a__20_Ἀρχαία_20_ἑλληνικά"><text:span text:style-name="T5">Ψύλλα δὲ ποτέ τινι πολλὰ ἠνώχλει. Καὶ δὴ συλλαβών· « Τίς εἶ σύ, ἀνεβόα, ὅτι πάντα μου μέλη κατεβοσκήσω εἰκῆ καὶ μάτην ἐμὲ καταναλίσκων ; » Ἡ δὲ ἐβόα· « Οὕτως ζῶμεν, μὴ κτείνῃς· μέγα γὰρ κακὸν οὐ δύναμαι ποιῆσαι. » Ὁ δὲ γελάσας πρὸς αὐτὴν οὕτως ἔφη· « Ἄρτι τεθνήξῃ χερσί σου ταῖς ἰδίαις· ἅπαν γὰρ κακόν, οὐ μικρόν, οὐδὲ μέγα οὐδ᾽ ὅλως πρέπει καθόλου φυῆναι. » </text:span></text:span></text:p>
            <text:p text:style-name="P49"><text:span text:style-name="AncientGreek_3a__20_Ἀρχαία_20_ἑλληνικά"><text:span text:style-name="T5"/></text:span></text:p>
            <text:p text:style-name="P49"><text:span text:style-name="AncientGreek_3a__20_Ἀρχαία_20_ἑλληνικά"><text:span text:style-name="T5">Ὁ μῦθος δηλοῖ ὅτι ὁ κακὸς οὐ πρέπει ἐλεηθῆναι, κἂν μέγας ᾖ, κἂν μικρός.</text:span></text:span></text:p>
          </table:table-cell>
          <table:table-cell table:style-name="Table3.A1" office:value-type="string">
            <text:p text:style-name="P22"><text:span text:style-name="T11">A</text:span> <text:span text:style-name="T11">Flee</text:span> And <text:span text:style-name="T11">A</text:span> Man</text:p>
            <text:p text:style-name="P22">One day a flea bothered a man relentlessly. He caught hold of him and said to him: "Who are you, you who have fed yourself on all my limbs, by pricking me wrongly and through?" She replied, “It's our way of life; Do not kill me ; because I cannot do much harm. The man laughed and said to him: “You will die immediately, and by my own hand; because whatever the evil, big or small, it must absolutely be prevented from happening. »</text:p>
            <text:p text:style-name="P22"/>
            <text:p text:style-name="P22">This fable shows that one should not have pity on a villain, whoever he is, strong or weak.</text:p>
          </table:table-cell>
        </table:table-row>
        <text:soft-page-break/>
        <table:table-row table:style-name="Table3.1">
          <table:table-cell table:style-name="Table3.A4" office:value-type="string">
            <text:p text:style-name="P73">358. Ψύλλα καὶ βοῦς</text:p>
            <text:p text:style-name="P62">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ως τῇ δειλαίᾳ ἡ σοὶ φίλη τρίψις οἴκτιστος &lt;δὴ&gt; μόρος, ὅτε καὶ τύχῃ συμβαίνει &lt;μοι ἁλῶναι&gt;. »</text:p>
            <text:p text:style-name="P61"/>
            <text:p text:style-name="P61">Ὅτι οἱ διὰ τοῦ λόγου ἀλαζόνες καὶ ὑπὸ τοῦ εὐτελοῦς ἡττῶνται.</text:p>
          </table:table-cell>
          <table:table-cell table:style-name="Table3.A4" office:value-type="string">
            <text:p text:style-name="P22">A Flee And A Cow</text:p>
            <text:p text:style-name="P22">One day the flea asked the ox this question: "What has man done to you so that you serve him every day, and that, big and brave as you are?" I, on the contrary, ruthlessly tear his flesh and drink his blood with open mouth. The ox answered: “I am grateful to the race of men; for they love and cherish me, and often rub my forehead and shoulders. - Alas! resumed the chip, for me this friction which pleases you is the worst of misfortunes, when I happen by chance to be taken between their hands. »</text:p>
            <text:p text:style-name="P22"/>
            <text:p text:style-name="P22">The braggarts of words get confused even by a simple m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Mangal1" svg:font-family="Mangal"/>
    <style:font-face style:name="New Athena Unicode" svg:font-family="'New Athena Unicode', Gentium, 'Palatino Linotype', 'Lucida Grande', Galilee, 'Arial Unicode MS',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25T08:53:41.105000000</dc:date>
    <meta:editing-duration>PT56M5S</meta:editing-duration>
    <meta:editing-cycles>13</meta:editing-cycles>
    <meta:generator>LibreOffice/7.1.5.2$Windows_X86_64 LibreOffice_project/85f04e9f809797b8199d13c421bd8a2b025d52b5</meta:generator>
    <meta:document-statistic meta:table-count="1" meta:image-count="0" meta:object-count="0" meta:page-count="23" meta:paragraph-count="391" meta:word-count="10214" meta:character-count="58334" meta:non-whitespace-character-count="48495"/>
  </office:meta>
</office:document-meta>
</file>